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Bitstream Vera Sans Mono" svg:font-family="'Bitstream Vera Sans Mono', Cumberland" style:font-family-generic="swiss"/>
    <style:font-face style:name="monofur" svg:font-family="monofur" style:font-family-generic="modern" style:font-pitch="fixed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626in"/>
    </style:style>
    <style:style style:name="co2" style:family="table-column">
      <style:table-column-properties fo:break-before="auto" style:column-width="0.439in"/>
    </style:style>
    <style:style style:name="co3" style:family="table-column">
      <style:table-column-properties fo:break-before="auto" style:column-width="0.5366in"/>
    </style:style>
    <style:style style:name="co4" style:family="table-column">
      <style:table-column-properties fo:break-before="auto" style:column-width="4.1075in"/>
    </style:style>
    <style:style style:name="co5" style:family="table-column">
      <style:table-column-properties fo:break-before="auto" style:column-width="0.1984in"/>
    </style:style>
    <style:style style:name="co6" style:family="table-column">
      <style:table-column-properties fo:break-before="auto" style:column-width="3.2465in"/>
    </style:style>
    <style:style style:name="co7" style:family="table-column">
      <style:table-column-properties fo:break-before="auto" style:column-width="0.2091in"/>
    </style:style>
    <style:style style:name="co8" style:family="table-column">
      <style:table-column-properties fo:break-before="auto" style:column-width="2.6783in"/>
    </style:style>
    <style:style style:name="co9" style:family="table-column">
      <style:table-column-properties fo:break-before="auto" style:column-width="2.5472in"/>
    </style:style>
    <style:style style:name="co10" style:family="table-column">
      <style:table-column-properties fo:break-before="auto" style:column-width="2.3181in"/>
    </style:style>
    <style:style style:name="co11" style:family="table-column">
      <style:table-column-properties fo:break-before="auto" style:column-width="4.448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261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 Black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fo:font-weight="normal" style:font-weight-asian="normal" style:font-weight-complex="normal"/>
    </style:style>
    <style:style style:name="ce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/>
    </style:style>
    <style:style style:name="ce6" style:family="table-cell" style:parent-style-name="Default">
      <style:table-cell-properties fo:background-color="#000000"/>
      <style:text-properties fo:color="#ffffff"/>
    </style:style>
    <style:style style:name="ce7" style:family="table-cell" style:parent-style-name="Default">
      <style:text-properties style:use-window-font-color="true" style:text-outline="false" style:text-line-through-style="none" style:font-name="Bitstream Vera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Bitstream Vera Sans Mono" style:font-size-asian="6.80000019073486pt" style:language-asian="zxx" style:country-asian="none" style:font-style-asian="normal" style:font-weight-asian="normal" style:font-name-complex="Bitstream Vera Sans Mono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000000"/>
      <style:text-properties fo:color="#ffffff" style:text-outline="false" style:text-line-through-style="none" style:font-name="Bitstream Vera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Bitstream Vera Sans Mono" style:font-size-asian="6.80000019073486pt" style:language-asian="zxx" style:country-asian="none" style:font-style-asian="normal" style:font-weight-asian="normal" style:font-name-complex="Bitstream Vera Sans Mono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monofur" fo:font-size="15pt" fo:font-weight="bold" style:font-size-asian="15pt" style:font-weight-asian="bold" style:font-size-complex="15pt" style:font-weight-complex="bold"/>
    </style:style>
    <style:style style:name="ce10" style:family="table-cell" style:parent-style-name="Default">
      <style:table-cell-properties fo:background-color="#000000"/>
      <style:text-properties fo:color="#ffffff" style:font-name="monofur" fo:font-size="15pt" fo:font-weight="bold" style:font-size-asian="15pt" style:font-weight-asian="bold" style:font-size-complex="15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7" table:visibility="collapse" table:default-cell-style-name="Default"/>
        <table:table-column table:style-name="co9" table:visibility="collapse" table:default-cell-style-name="Default"/>
        <table:table-column table:style-name="co5" table:visibility="collapse" table:default-cell-style-name="Default"/>
        <table:table-column table:style-name="co10" table:visibility="collapse" table:default-cell-style-name="Default"/>
        <table:table-column table:style-name="co5" table:visibility="collapse" table:default-cell-style-name="Default"/>
        <table:table-column table:style-name="co11" table:default-cell-style-name="ce9"/>
        <table:table-column table:style-name="co12" table:number-columns-repeated="1010" table:default-cell-style-name="Default"/>
        <table:table-row table:style-name="ro1" table:visibility="collapse">
          <table:table-cell office:value-type="string">
            <text:p>Testing the hotness</text:p>
          </table:table-cell>
          <table:table-cell office:value-type="string">
            <text:p>a</text:p>
          </table:table-cell>
          <table:table-cell/>
          <table:table-cell table:formula="of:=SUBSTITUTE(LOWER([.A1]);[.B1];&quot;&quot;)" office:value-type="string" office:string-value="testing the hotness">
            <text:p>testing the hotness</text:p>
          </table:table-cell>
          <table:table-cell table:number-columns-repeated="1020"/>
        </table:table-row>
        <table:table-row table:style-name="ro1" table:visibility="collapse">
          <table:table-cell table:formula="of:=[.D1]" office:value-type="string" office:string-value="testing the hotness">
            <text:p>testing the hotness</text:p>
          </table:table-cell>
          <table:table-cell office:value-type="string">
            <text:p>e</text:p>
          </table:table-cell>
          <table:table-cell/>
          <table:table-cell table:formula="of:=SUBSTITUTE(LOWER([.A2]);[.B2];&quot;&quot;)" office:value-type="string" office:string-value="tsting th hotnss">
            <text:p>tsting th hotnss</text:p>
          </table:table-cell>
          <table:table-cell table:number-columns-repeated="1020"/>
        </table:table-row>
        <table:table-row table:style-name="ro1" table:visibility="collapse">
          <table:table-cell table:formula="of:=[.D2]" office:value-type="string" office:string-value="tsting th hotnss">
            <text:p>tsting th hotnss</text:p>
          </table:table-cell>
          <table:table-cell office:value-type="string">
            <text:p>i</text:p>
          </table:table-cell>
          <table:table-cell/>
          <table:table-cell table:formula="of:=SUBSTITUTE(LOWER([.A3]);[.B3];&quot;&quot;)" office:value-type="string" office:string-value="tstng th hotnss">
            <text:p>tstng th hotnss</text:p>
          </table:table-cell>
          <table:table-cell table:number-columns-repeated="1020"/>
        </table:table-row>
        <table:table-row table:style-name="ro1" table:visibility="collapse">
          <table:table-cell table:formula="of:=[.D3]" office:value-type="string" office:string-value="tstng th hotnss">
            <text:p>tstng th hotnss</text:p>
          </table:table-cell>
          <table:table-cell office:value-type="string">
            <text:p>o</text:p>
          </table:table-cell>
          <table:table-cell/>
          <table:table-cell table:formula="of:=SUBSTITUTE(LOWER([.A4]);[.B4];&quot;&quot;)" office:value-type="string" office:string-value="tstng th htnss">
            <text:p>tstng th htnss</text:p>
          </table:table-cell>
          <table:table-cell table:number-columns-repeated="1020"/>
        </table:table-row>
        <table:table-row table:style-name="ro1" table:visibility="collapse">
          <table:table-cell table:formula="of:=[.D4]" office:value-type="string" office:string-value="tstng th htnss">
            <text:p>tstng th htnss</text:p>
          </table:table-cell>
          <table:table-cell office:value-type="string">
            <text:p>u</text:p>
          </table:table-cell>
          <table:table-cell/>
          <table:table-cell table:formula="of:=SUBSTITUTE(LOWER([.A5]);[.B5];&quot;&quot;)" office:value-type="string" office:string-value="tstng th htnss">
            <text:p>tstng th htnss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Name</text:p>
          </table:table-cell>
          <table:table-cell table:style-name="ce1" office:value-type="string">
            <text:p>Level</text:p>
          </table:table-cell>
          <table:table-cell table:style-name="ce1" office:value-type="string">
            <text:p>Words</text:p>
          </table:table-cell>
          <table:table-cell table:style-name="ce1" office:value-type="string">
            <text:p>Glyph Name</text:p>
          </table:table-cell>
          <table:table-cell table:style-name="ce1" table:number-columns-repeated="9"/>
          <table:table-cell table:style-name="ce1" office:value-type="string">
            <text:p>Glyph</text:p>
          </table:table-cell>
          <table:table-cell table:style-name="ce11" table:number-columns-repeated="1010"/>
        </table:table-row>
        <table:table-row table:style-name="ro1">
          <table:table-cell office:value-type="string">
            <text:p>Levitation Impeller</text:p>
          </table:table-cell>
          <table:table-cell office:value-type="float" office:value="2">
            <text:p>2</text:p>
          </table:table-cell>
          <table:table-cell table:formula="of:=[.B7]+1" office:value-type="float" office:value="3">
            <text:p>3</text:p>
          </table:table-cell>
          <table:table-cell office:value-type="string">
            <text:p>Whirled about force</text:p>
          </table:table-cell>
          <table:table-cell office:value-type="string">
            <text:p>a</text:p>
          </table:table-cell>
          <table:table-cell table:formula="of:=SUBSTITUTE(LOWER([.D7]);[.E7];&quot;&quot;)" office:value-type="string" office:string-value="whirled bout force">
            <text:p>whirled bout force</text:p>
          </table:table-cell>
          <table:table-cell table:style-name="ce7" office:value-type="string">
            <text:p>e</text:p>
          </table:table-cell>
          <table:table-cell table:formula="of:=SUBSTITUTE(LOWER([.F7]);[.G7];&quot;&quot;)" office:value-type="string" office:string-value="whirld bout forc">
            <text:p>whirld bout forc</text:p>
          </table:table-cell>
          <table:table-cell table:style-name="ce7" office:value-type="string">
            <text:p>i</text:p>
          </table:table-cell>
          <table:table-cell table:formula="of:=SUBSTITUTE(LOWER([.H7]);[.I7];&quot;&quot;)" office:value-type="string" office:string-value="whrld bout forc">
            <text:p>whrld bout forc</text:p>
          </table:table-cell>
          <table:table-cell office:value-type="string">
            <text:p>o</text:p>
          </table:table-cell>
          <table:table-cell table:formula="of:=SUBSTITUTE(LOWER([.J7]);[.K7];&quot;&quot;)" office:value-type="string" office:string-value="whrld but frc">
            <text:p>whrld but frc</text:p>
          </table:table-cell>
          <table:table-cell office:value-type="string">
            <text:p>u</text:p>
          </table:table-cell>
          <table:table-cell table:formula="of:=PROPER(SUBSTITUTE(LOWER([.L7]);[.M7];&quot;&quot;))" office:value-type="string" office:string-value="Whrld Bt Frc">
            <text:p>Whrld Bt Frc</text:p>
          </table:table-cell>
          <table:table-cell table:number-columns-repeated="1010"/>
        </table:table-row>
        <table:table-row table:style-name="ro1">
          <table:table-cell office:value-type="string">
            <text:p>Enchanted Glass</text:p>
          </table:table-cell>
          <table:table-cell office:value-type="float" office:value="1">
            <text:p>1</text:p>
          </table:table-cell>
          <table:table-cell table:formula="of:=[.B8]+1" office:value-type="float" office:value="2">
            <text:p>2</text:p>
          </table:table-cell>
          <table:table-cell office:value-type="string">
            <text:p>within strength</text:p>
          </table:table-cell>
          <table:table-cell office:value-type="string">
            <text:p>a</text:p>
          </table:table-cell>
          <table:table-cell table:formula="of:=SUBSTITUTE(LOWER([.D8]);[.E8];&quot;&quot;)" office:value-type="string" office:string-value="within strength">
            <text:p>within strength</text:p>
          </table:table-cell>
          <table:table-cell table:style-name="ce7" office:value-type="string">
            <text:p>e</text:p>
          </table:table-cell>
          <table:table-cell table:formula="of:=SUBSTITUTE(LOWER([.F8]);[.G8];&quot;&quot;)" office:value-type="string" office:string-value="within strngth">
            <text:p>within strngth</text:p>
          </table:table-cell>
          <table:table-cell table:style-name="ce7" office:value-type="string">
            <text:p>i</text:p>
          </table:table-cell>
          <table:table-cell table:formula="of:=SUBSTITUTE(LOWER([.H8]);[.I8];&quot;&quot;)" office:value-type="string" office:string-value="wthn strngth">
            <text:p>wthn strngth</text:p>
          </table:table-cell>
          <table:table-cell office:value-type="string">
            <text:p>o</text:p>
          </table:table-cell>
          <table:table-cell table:formula="of:=SUBSTITUTE(LOWER([.J8]);[.K8];&quot;&quot;)" office:value-type="string" office:string-value="wthn strngth">
            <text:p>wthn strngth</text:p>
          </table:table-cell>
          <table:table-cell office:value-type="string">
            <text:p>u</text:p>
          </table:table-cell>
          <table:table-cell table:formula="of:=PROPER(SUBSTITUTE(LOWER([.L8]);[.M8];&quot;&quot;))" office:value-type="string" office:string-value="Wthn Strngth">
            <text:p>Wthn Strngth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Protector</text:p>
          </table:table-cell>
          <table:table-cell table:style-name="ce4"/>
          <table:table-cell table:style-name="ce5"/>
          <table:table-cell table:style-name="ce6" table:number-columns-repeated="3"/>
          <table:table-cell table:style-name="ce8"/>
          <table:table-cell table:style-name="ce6"/>
          <table:table-cell table:style-name="ce8"/>
          <table:table-cell table:style-name="ce6" table:number-columns-repeated="4"/>
          <table:table-cell table:style-name="ce10"/>
          <table:table-cell table:number-columns-repeated="1010"/>
        </table:table-row>
        <table:table-row table:style-name="ro1">
          <table:table-cell office:value-type="string">
            <text:p>Cause Pain</text:p>
          </table:table-cell>
          <table:table-cell office:value-type="float" office:value="0">
            <text:p>0</text:p>
          </table:table-cell>
          <table:table-cell table:formula="of:=[.B10]+1" office:value-type="float" office:value="1">
            <text:p>1</text:p>
          </table:table-cell>
          <table:table-cell office:value-type="string">
            <text:p>Suffering</text:p>
          </table:table-cell>
          <table:table-cell office:value-type="string">
            <text:p>a</text:p>
          </table:table-cell>
          <table:table-cell table:formula="of:=SUBSTITUTE(LOWER([.D10]);[.E10];&quot;&quot;)" office:value-type="string" office:string-value="suffering">
            <text:p>suffering</text:p>
          </table:table-cell>
          <table:table-cell table:style-name="ce7" office:value-type="string">
            <text:p>e</text:p>
          </table:table-cell>
          <table:table-cell table:formula="of:=SUBSTITUTE(LOWER([.F10]);[.G10];&quot;&quot;)" office:value-type="string" office:string-value="suffring">
            <text:p>suffring</text:p>
          </table:table-cell>
          <table:table-cell table:style-name="ce7" office:value-type="string">
            <text:p>i</text:p>
          </table:table-cell>
          <table:table-cell table:formula="of:=SUBSTITUTE(LOWER([.H10]);[.I10];&quot;&quot;)" office:value-type="string" office:string-value="suffrng">
            <text:p>suffrng</text:p>
          </table:table-cell>
          <table:table-cell office:value-type="string">
            <text:p>o</text:p>
          </table:table-cell>
          <table:table-cell table:formula="of:=SUBSTITUTE(LOWER([.J10]);[.K10];&quot;&quot;)" office:value-type="string" office:string-value="suffrng">
            <text:p>suffrng</text:p>
          </table:table-cell>
          <table:table-cell office:value-type="string">
            <text:p>u</text:p>
          </table:table-cell>
          <table:table-cell table:formula="of:=PROPER(SUBSTITUTE(LOWER([.L10]);[.M10];&quot;&quot;))" office:value-type="string" office:string-value="Sffrng">
            <text:p>Sffrng</text:p>
          </table:table-cell>
          <table:table-cell table:number-columns-repeated="1010"/>
        </table:table-row>
        <table:table-row table:style-name="ro1">
          <table:table-cell office:value-type="string">
            <text:p>Summon Token Bearer</text:p>
          </table:table-cell>
          <table:table-cell office:value-type="float" office:value="5">
            <text:p>5</text:p>
          </table:table-cell>
          <table:table-cell table:formula="of:=[.B11]+1" office:value-type="float" office:value="6">
            <text:p>6</text:p>
          </table:table-cell>
          <table:table-cell office:value-type="string">
            <text:p>Call forth one of the marked group of Individual</text:p>
          </table:table-cell>
          <table:table-cell office:value-type="string">
            <text:p>a</text:p>
          </table:table-cell>
          <table:table-cell table:formula="of:=SUBSTITUTE(LOWER([.D11]);[.E11];&quot;&quot;)" office:value-type="string" office:string-value="cll forth one of the mrked group of individul">
            <text:p>cll forth one of the mrked group of individul</text:p>
          </table:table-cell>
          <table:table-cell table:style-name="ce7" office:value-type="string">
            <text:p>e</text:p>
          </table:table-cell>
          <table:table-cell table:formula="of:=SUBSTITUTE(LOWER([.F11]);[.G11];&quot;&quot;)" office:value-type="string" office:string-value="cll forth on of th mrkd group of individul">
            <text:p>cll forth on of th mrkd group of individul</text:p>
          </table:table-cell>
          <table:table-cell table:style-name="ce7" office:value-type="string">
            <text:p>i</text:p>
          </table:table-cell>
          <table:table-cell table:formula="of:=SUBSTITUTE(LOWER([.H11]);[.I11];&quot;&quot;)" office:value-type="string" office:string-value="cll forth on of th mrkd group of ndvdul">
            <text:p>cll forth on of th mrkd group of ndvdul</text:p>
          </table:table-cell>
          <table:table-cell office:value-type="string">
            <text:p>o</text:p>
          </table:table-cell>
          <table:table-cell table:formula="of:=SUBSTITUTE(LOWER([.J11]);[.K11];&quot;&quot;)" office:value-type="string" office:string-value="cll frth n f th mrkd grup f ndvdul">
            <text:p>cll frth n f th mrkd grup f ndvdul</text:p>
          </table:table-cell>
          <table:table-cell office:value-type="string">
            <text:p>u</text:p>
          </table:table-cell>
          <table:table-cell table:formula="of:=PROPER(SUBSTITUTE(LOWER([.L11]);[.M11];&quot;&quot;))" office:value-type="string" office:string-value="Cll Frth N F Th Mrkd Grp F Ndvdl">
            <text:p>Cll Frth N F Th Mrkd Grp F Ndvdl</text:p>
          </table:table-cell>
          <table:table-cell table:number-columns-repeated="1010"/>
        </table:table-row>
        <table:table-row table:style-name="ro1">
          <table:table-cell office:value-type="string">
            <text:p>Transmute To Tree</text:p>
          </table:table-cell>
          <table:table-cell office:value-type="float" office:value="8">
            <text:p>8</text:p>
          </table:table-cell>
          <table:table-cell table:formula="of:=[.B12]+1" office:value-type="float" office:value="9">
            <text:p>9</text:p>
          </table:table-cell>
          <table:table-cell office:value-type="string">
            <text:p>Change you away from self to nearby treesie flesh</text:p>
          </table:table-cell>
          <table:table-cell office:value-type="string">
            <text:p>a</text:p>
          </table:table-cell>
          <table:table-cell table:formula="of:=SUBSTITUTE(LOWER([.D12]);[.E12];&quot;&quot;)" office:value-type="string" office:string-value="chnge you wy from self to nerby treesie flesh">
            <text:p>chnge you wy from self to nerby treesie flesh</text:p>
          </table:table-cell>
          <table:table-cell table:style-name="ce7" office:value-type="string">
            <text:p>e</text:p>
          </table:table-cell>
          <table:table-cell table:formula="of:=SUBSTITUTE(LOWER([.F12]);[.G12];&quot;&quot;)" office:value-type="string" office:string-value="chng you wy from slf to nrby trsi flsh">
            <text:p>chng you wy from slf to nrby trsi flsh</text:p>
          </table:table-cell>
          <table:table-cell table:style-name="ce7" office:value-type="string">
            <text:p>i</text:p>
          </table:table-cell>
          <table:table-cell table:formula="of:=SUBSTITUTE(LOWER([.H12]);[.I12];&quot;&quot;)" office:value-type="string" office:string-value="chng you wy from slf to nrby trs flsh">
            <text:p>chng you wy from slf to nrby trs flsh</text:p>
          </table:table-cell>
          <table:table-cell office:value-type="string">
            <text:p>o</text:p>
          </table:table-cell>
          <table:table-cell table:formula="of:=SUBSTITUTE(LOWER([.J12]);[.K12];&quot;&quot;)" office:value-type="string" office:string-value="chng yu wy frm slf t nrby trs flsh">
            <text:p>chng yu wy frm slf t nrby trs flsh</text:p>
          </table:table-cell>
          <table:table-cell office:value-type="string">
            <text:p>u</text:p>
          </table:table-cell>
          <table:table-cell table:formula="of:=PROPER(SUBSTITUTE(LOWER([.L12]);[.M12];&quot;&quot;))" office:value-type="string" office:string-value="Chng Y Wy Frm Slf T Nrby Trs Flsh">
            <text:p>Chng Y Wy Frm Slf T Nrby Trs Flsh</text:p>
          </table:table-cell>
          <table:table-cell table:number-columns-repeated="1010"/>
        </table:table-row>
        <table:table-row table:style-name="ro1">
          <table:table-cell office:value-type="string">
            <text:p>Speed (fly)</text:p>
          </table:table-cell>
          <table:table-cell office:value-type="float" office:value="1">
            <text:p>1</text:p>
          </table:table-cell>
          <table:table-cell table:formula="of:=[.B13]+1" office:value-type="float" office:value="2">
            <text:p>2</text:p>
          </table:table-cell>
          <table:table-cell office:value-type="string">
            <text:p>Airy movement</text:p>
          </table:table-cell>
          <table:table-cell office:value-type="string">
            <text:p>a</text:p>
          </table:table-cell>
          <table:table-cell table:formula="of:=SUBSTITUTE(LOWER([.D13]);[.E13];&quot;&quot;)" office:value-type="string" office:string-value="iry movement">
            <text:p>iry movement</text:p>
          </table:table-cell>
          <table:table-cell table:style-name="ce7" office:value-type="string">
            <text:p>e</text:p>
          </table:table-cell>
          <table:table-cell table:formula="of:=SUBSTITUTE(LOWER([.F13]);[.G13];&quot;&quot;)" office:value-type="string" office:string-value="iry movmnt">
            <text:p>iry movmnt</text:p>
          </table:table-cell>
          <table:table-cell table:style-name="ce7" office:value-type="string">
            <text:p>i</text:p>
          </table:table-cell>
          <table:table-cell table:formula="of:=SUBSTITUTE(LOWER([.H13]);[.I13];&quot;&quot;)" office:value-type="string" office:string-value="ry movmnt">
            <text:p>ry movmnt</text:p>
          </table:table-cell>
          <table:table-cell office:value-type="string">
            <text:p>o</text:p>
          </table:table-cell>
          <table:table-cell table:formula="of:=SUBSTITUTE(LOWER([.J13]);[.K13];&quot;&quot;)" office:value-type="string" office:string-value="ry mvmnt">
            <text:p>ry mvmnt</text:p>
          </table:table-cell>
          <table:table-cell office:value-type="string">
            <text:p>u</text:p>
          </table:table-cell>
          <table:table-cell table:formula="of:=PROPER(SUBSTITUTE(LOWER([.L13]);[.M13];&quot;&quot;))" office:value-type="string" office:string-value="Ry Mvmnt">
            <text:p>Ry Mvmnt</text:p>
          </table:table-cell>
          <table:table-cell table:number-columns-repeated="1010"/>
        </table:table-row>
        <table:table-row table:style-name="ro1">
          <table:table-cell office:value-type="string">
            <text:p>Feat(Dodge)</text:p>
          </table:table-cell>
          <table:table-cell office:value-type="float" office:value="0">
            <text:p>0</text:p>
          </table:table-cell>
          <table:table-cell table:formula="of:=[.B14]+1" office:value-type="float" office:value="1">
            <text:p>1</text:p>
          </table:table-cell>
          <table:table-cell office:value-type="string">
            <text:p>Dance</text:p>
          </table:table-cell>
          <table:table-cell office:value-type="string">
            <text:p>a</text:p>
          </table:table-cell>
          <table:table-cell table:formula="of:=SUBSTITUTE(LOWER([.D14]);[.E14];&quot;&quot;)" office:value-type="string" office:string-value="dnce">
            <text:p>dnce</text:p>
          </table:table-cell>
          <table:table-cell table:style-name="ce7" office:value-type="string">
            <text:p>e</text:p>
          </table:table-cell>
          <table:table-cell table:formula="of:=SUBSTITUTE(LOWER([.F14]);[.G14];&quot;&quot;)" office:value-type="string" office:string-value="dnc">
            <text:p>dnc</text:p>
          </table:table-cell>
          <table:table-cell table:style-name="ce7" office:value-type="string">
            <text:p>i</text:p>
          </table:table-cell>
          <table:table-cell table:formula="of:=SUBSTITUTE(LOWER([.H14]);[.I14];&quot;&quot;)" office:value-type="string" office:string-value="dnc">
            <text:p>dnc</text:p>
          </table:table-cell>
          <table:table-cell office:value-type="string">
            <text:p>o</text:p>
          </table:table-cell>
          <table:table-cell table:formula="of:=SUBSTITUTE(LOWER([.J14]);[.K14];&quot;&quot;)" office:value-type="string" office:string-value="dnc">
            <text:p>dnc</text:p>
          </table:table-cell>
          <table:table-cell office:value-type="string">
            <text:p>u</text:p>
          </table:table-cell>
          <table:table-cell table:formula="of:=PROPER(SUBSTITUTE(LOWER([.L14]);[.M14];&quot;&quot;))" office:value-type="string" office:string-value="Dnc">
            <text:p>Dnc</text:p>
          </table:table-cell>
          <table:table-cell table:number-columns-repeated="1010"/>
        </table:table-row>
        <table:table-row table:style-name="ro1">
          <table:table-cell office:value-type="string">
            <text:p>Hide</text:p>
          </table:table-cell>
          <table:table-cell office:value-type="float" office:value="1">
            <text:p>1</text:p>
          </table:table-cell>
          <table:table-cell table:formula="of:=[.B15]+1" office:value-type="float" office:value="2">
            <text:p>2</text:p>
          </table:table-cell>
          <table:table-cell office:value-type="string">
            <text:p>Sight Away</text:p>
          </table:table-cell>
          <table:table-cell office:value-type="string">
            <text:p>a</text:p>
          </table:table-cell>
          <table:table-cell table:formula="of:=SUBSTITUTE(LOWER([.D15]);[.E15];&quot;&quot;)" office:value-type="string" office:string-value="sight wy">
            <text:p>sight wy</text:p>
          </table:table-cell>
          <table:table-cell table:style-name="ce7" office:value-type="string">
            <text:p>e</text:p>
          </table:table-cell>
          <table:table-cell table:formula="of:=SUBSTITUTE(LOWER([.F15]);[.G15];&quot;&quot;)" office:value-type="string" office:string-value="sight wy">
            <text:p>sight wy</text:p>
          </table:table-cell>
          <table:table-cell table:style-name="ce7" office:value-type="string">
            <text:p>i</text:p>
          </table:table-cell>
          <table:table-cell table:formula="of:=SUBSTITUTE(LOWER([.H15]);[.I15];&quot;&quot;)" office:value-type="string" office:string-value="sght wy">
            <text:p>sght wy</text:p>
          </table:table-cell>
          <table:table-cell office:value-type="string">
            <text:p>o</text:p>
          </table:table-cell>
          <table:table-cell table:formula="of:=SUBSTITUTE(LOWER([.J15]);[.K15];&quot;&quot;)" office:value-type="string" office:string-value="sght wy">
            <text:p>sght wy</text:p>
          </table:table-cell>
          <table:table-cell office:value-type="string">
            <text:p>u</text:p>
          </table:table-cell>
          <table:table-cell table:formula="of:=PROPER(SUBSTITUTE(LOWER([.L15]);[.M15];&quot;&quot;))" office:value-type="string" office:string-value="Sght Wy">
            <text:p>Sght Wy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Preserver</text:p>
          </table:table-cell>
          <table:table-cell table:style-name="ce4"/>
          <table:table-cell table:style-name="ce5"/>
          <table:table-cell table:style-name="ce6" table:number-columns-repeated="3"/>
          <table:table-cell table:style-name="ce8"/>
          <table:table-cell table:style-name="ce6"/>
          <table:table-cell table:style-name="ce8"/>
          <table:table-cell table:style-name="ce6" table:number-columns-repeated="4"/>
          <table:table-cell table:style-name="ce10"/>
          <table:table-cell table:number-columns-repeated="1010"/>
        </table:table-row>
        <table:table-row table:style-name="ro1">
          <table:table-cell office:value-type="string">
            <text:p>Seal Wounds</text:p>
          </table:table-cell>
          <table:table-cell office:value-type="float" office:value="0">
            <text:p>0</text:p>
          </table:table-cell>
          <table:table-cell table:formula="of:=[.B17]+1" office:value-type="float" office:value="1">
            <text:p>1</text:p>
          </table:table-cell>
          <table:table-cell office:value-type="string">
            <text:p>Scarring</text:p>
          </table:table-cell>
          <table:table-cell office:value-type="string">
            <text:p>a</text:p>
          </table:table-cell>
          <table:table-cell table:formula="of:=SUBSTITUTE(LOWER([.D17]);[.E17];&quot;&quot;)" office:value-type="string" office:string-value="scrring">
            <text:p>scrring</text:p>
          </table:table-cell>
          <table:table-cell table:style-name="ce7" office:value-type="string">
            <text:p>e</text:p>
          </table:table-cell>
          <table:table-cell table:formula="of:=SUBSTITUTE(LOWER([.F17]);[.G17];&quot;&quot;)" office:value-type="string" office:string-value="scrring">
            <text:p>scrring</text:p>
          </table:table-cell>
          <table:table-cell table:style-name="ce7" office:value-type="string">
            <text:p>i</text:p>
          </table:table-cell>
          <table:table-cell table:formula="of:=SUBSTITUTE(LOWER([.H17]);[.I17];&quot;&quot;)" office:value-type="string" office:string-value="scrrng">
            <text:p>scrrng</text:p>
          </table:table-cell>
          <table:table-cell office:value-type="string">
            <text:p>o</text:p>
          </table:table-cell>
          <table:table-cell table:formula="of:=SUBSTITUTE(LOWER([.J17]);[.K17];&quot;&quot;)" office:value-type="string" office:string-value="scrrng">
            <text:p>scrrng</text:p>
          </table:table-cell>
          <table:table-cell office:value-type="string">
            <text:p>u</text:p>
          </table:table-cell>
          <table:table-cell table:formula="of:=PROPER(SUBSTITUTE(LOWER([.L17]);[.M17];&quot;&quot;))" office:value-type="string" office:string-value="Scrrng">
            <text:p>Scrrng</text:p>
          </table:table-cell>
          <table:table-cell table:number-columns-repeated="1010"/>
        </table:table-row>
        <table:table-row table:style-name="ro1">
          <table:table-cell office:value-type="string">
            <text:p>Necrotic Fire Shield</text:p>
          </table:table-cell>
          <table:table-cell office:value-type="float" office:value="4">
            <text:p>4</text:p>
          </table:table-cell>
          <table:table-cell table:formula="of:=[.B18]+1" office:value-type="float" office:value="5">
            <text:p>5</text:p>
          </table:table-cell>
          <table:table-cell office:value-type="string">
            <text:p>Exchange fire suffered for hurt</text:p>
          </table:table-cell>
          <table:table-cell office:value-type="string">
            <text:p>a</text:p>
          </table:table-cell>
          <table:table-cell table:formula="of:=SUBSTITUTE(LOWER([.D18]);[.E18];&quot;&quot;)" office:value-type="string" office:string-value="exchnge fire suffered for hurt">
            <text:p>exchnge fire suffered for hurt</text:p>
          </table:table-cell>
          <table:table-cell table:style-name="ce7" office:value-type="string">
            <text:p>e</text:p>
          </table:table-cell>
          <table:table-cell table:formula="of:=SUBSTITUTE(LOWER([.F18]);[.G18];&quot;&quot;)" office:value-type="string" office:string-value="xchng fir suffrd for hurt">
            <text:p>xchng fir suffrd for hurt</text:p>
          </table:table-cell>
          <table:table-cell table:style-name="ce7" office:value-type="string">
            <text:p>i</text:p>
          </table:table-cell>
          <table:table-cell table:formula="of:=SUBSTITUTE(LOWER([.H18]);[.I18];&quot;&quot;)" office:value-type="string" office:string-value="xchng fr suffrd for hurt">
            <text:p>xchng fr suffrd for hurt</text:p>
          </table:table-cell>
          <table:table-cell office:value-type="string">
            <text:p>o</text:p>
          </table:table-cell>
          <table:table-cell table:formula="of:=SUBSTITUTE(LOWER([.J18]);[.K18];&quot;&quot;)" office:value-type="string" office:string-value="xchng fr suffrd fr hurt">
            <text:p>xchng fr suffrd fr hurt</text:p>
          </table:table-cell>
          <table:table-cell office:value-type="string">
            <text:p>u</text:p>
          </table:table-cell>
          <table:table-cell table:formula="of:=PROPER(SUBSTITUTE(LOWER([.L18]);[.M18];&quot;&quot;))" office:value-type="string" office:string-value="Xchng Fr Sffrd Fr Hrt">
            <text:p>Xchng Fr Sffrd Fr Hrt</text:p>
          </table:table-cell>
          <table:table-cell table:number-columns-repeated="1010"/>
        </table:table-row>
        <table:table-row table:style-name="ro1">
          <table:table-cell office:value-type="string">
            <text:p>Create Bloodberry</text:p>
          </table:table-cell>
          <table:table-cell office:value-type="float" office:value="8">
            <text:p>8</text:p>
          </table:table-cell>
          <table:table-cell table:formula="of:=[.B19]+1" office:value-type="float" office:value="9">
            <text:p>9</text:p>
          </table:table-cell>
          <table:table-cell office:value-type="string">
            <text:p>Bleed life from plants for gain of future life</text:p>
          </table:table-cell>
          <table:table-cell office:value-type="string">
            <text:p>a</text:p>
          </table:table-cell>
          <table:table-cell table:formula="of:=SUBSTITUTE(LOWER([.D19]);[.E19];&quot;&quot;)" office:value-type="string" office:string-value="bleed life from plnts for gin of future life">
            <text:p>bleed life from plnts for gin of future life</text:p>
          </table:table-cell>
          <table:table-cell table:style-name="ce7" office:value-type="string">
            <text:p>e</text:p>
          </table:table-cell>
          <table:table-cell table:formula="of:=SUBSTITUTE(LOWER([.F19]);[.G19];&quot;&quot;)" office:value-type="string" office:string-value="bld lif from plnts for gin of futur lif">
            <text:p>bld lif from plnts for gin of futur lif</text:p>
          </table:table-cell>
          <table:table-cell table:style-name="ce7" office:value-type="string">
            <text:p>i</text:p>
          </table:table-cell>
          <table:table-cell table:formula="of:=SUBSTITUTE(LOWER([.H19]);[.I19];&quot;&quot;)" office:value-type="string" office:string-value="bld lf from plnts for gn of futur lf">
            <text:p>bld lf from plnts for gn of futur lf</text:p>
          </table:table-cell>
          <table:table-cell office:value-type="string">
            <text:p>o</text:p>
          </table:table-cell>
          <table:table-cell table:formula="of:=SUBSTITUTE(LOWER([.J19]);[.K19];&quot;&quot;)" office:value-type="string" office:string-value="bld lf frm plnts fr gn f futur lf">
            <text:p>bld lf frm plnts fr gn f futur lf</text:p>
          </table:table-cell>
          <table:table-cell office:value-type="string">
            <text:p>u</text:p>
          </table:table-cell>
          <table:table-cell table:formula="of:=PROPER(SUBSTITUTE(LOWER([.L19]);[.M19];&quot;&quot;))" office:value-type="string" office:string-value="Bld Lf Frm Plnts Fr Gn F Ftr Lf">
            <text:p>Bld Lf Frm Plnts Fr Gn F Ftr Lf</text:p>
          </table:table-cell>
          <table:table-cell table:number-columns-repeated="1010"/>
        </table:table-row>
        <table:table-row table:style-name="ro1">
          <table:table-cell office:value-type="string">
            <text:p>Heal</text:p>
          </table:table-cell>
          <table:table-cell office:value-type="float" office:value="2">
            <text:p>2</text:p>
          </table:table-cell>
          <table:table-cell table:formula="of:=[.B20]+1" office:value-type="float" office:value="3">
            <text:p>3</text:p>
          </table:table-cell>
          <table:table-cell office:value-type="string">
            <text:p>Reverse bodily injury</text:p>
          </table:table-cell>
          <table:table-cell office:value-type="string">
            <text:p>a</text:p>
          </table:table-cell>
          <table:table-cell table:formula="of:=SUBSTITUTE(LOWER([.D20]);[.E20];&quot;&quot;)" office:value-type="string" office:string-value="reverse bodily injury">
            <text:p>reverse bodily injury</text:p>
          </table:table-cell>
          <table:table-cell table:style-name="ce7" office:value-type="string">
            <text:p>e</text:p>
          </table:table-cell>
          <table:table-cell table:formula="of:=SUBSTITUTE(LOWER([.F20]);[.G20];&quot;&quot;)" office:value-type="string" office:string-value="rvrs bodily injury">
            <text:p>rvrs bodily injury</text:p>
          </table:table-cell>
          <table:table-cell table:style-name="ce7" office:value-type="string">
            <text:p>i</text:p>
          </table:table-cell>
          <table:table-cell table:formula="of:=SUBSTITUTE(LOWER([.H20]);[.I20];&quot;&quot;)" office:value-type="string" office:string-value="rvrs bodly njury">
            <text:p>rvrs bodly njury</text:p>
          </table:table-cell>
          <table:table-cell office:value-type="string">
            <text:p>o</text:p>
          </table:table-cell>
          <table:table-cell table:formula="of:=SUBSTITUTE(LOWER([.J20]);[.K20];&quot;&quot;)" office:value-type="string" office:string-value="rvrs bdly njury">
            <text:p>rvrs bdly njury</text:p>
          </table:table-cell>
          <table:table-cell office:value-type="string">
            <text:p>u</text:p>
          </table:table-cell>
          <table:table-cell table:formula="of:=PROPER(SUBSTITUTE(LOWER([.L20]);[.M20];&quot;&quot;))" office:value-type="string" office:string-value="Rvrs Bdly Njry">
            <text:p>Rvrs Bdly Njry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Plant Tender</text:p>
          </table:table-cell>
          <table:table-cell table:style-name="ce4"/>
          <table:table-cell table:style-name="ce5"/>
          <table:table-cell table:style-name="ce6" table:number-columns-repeated="3"/>
          <table:table-cell table:style-name="ce8"/>
          <table:table-cell table:style-name="ce6"/>
          <table:table-cell table:style-name="ce8"/>
          <table:table-cell table:style-name="ce6" table:number-columns-repeated="4"/>
          <table:table-cell table:style-name="ce10"/>
          <table:table-cell table:number-columns-repeated="1010"/>
        </table:table-row>
        <table:table-row table:style-name="ro1">
          <table:table-cell office:value-type="string">
            <text:p>Store Seed</text:p>
          </table:table-cell>
          <table:table-cell office:value-type="float" office:value="0">
            <text:p>0</text:p>
          </table:table-cell>
          <table:table-cell table:formula="of:=[.B22]+1" office:value-type="float" office:value="1">
            <text:p>1</text:p>
          </table:table-cell>
          <table:table-cell office:value-type="string">
            <text:p>Packet</text:p>
          </table:table-cell>
          <table:table-cell office:value-type="string">
            <text:p>a</text:p>
          </table:table-cell>
          <table:table-cell table:formula="of:=SUBSTITUTE(LOWER([.D22]);[.E22];&quot;&quot;)" office:value-type="string" office:string-value="pcket">
            <text:p>pcket</text:p>
          </table:table-cell>
          <table:table-cell table:style-name="ce7" office:value-type="string">
            <text:p>e</text:p>
          </table:table-cell>
          <table:table-cell table:formula="of:=SUBSTITUTE(LOWER([.F22]);[.G22];&quot;&quot;)" office:value-type="string" office:string-value="pckt">
            <text:p>pckt</text:p>
          </table:table-cell>
          <table:table-cell table:style-name="ce7" office:value-type="string">
            <text:p>i</text:p>
          </table:table-cell>
          <table:table-cell table:formula="of:=SUBSTITUTE(LOWER([.H22]);[.I22];&quot;&quot;)" office:value-type="string" office:string-value="pckt">
            <text:p>pckt</text:p>
          </table:table-cell>
          <table:table-cell office:value-type="string">
            <text:p>o</text:p>
          </table:table-cell>
          <table:table-cell table:formula="of:=SUBSTITUTE(LOWER([.J22]);[.K22];&quot;&quot;)" office:value-type="string" office:string-value="pckt">
            <text:p>pckt</text:p>
          </table:table-cell>
          <table:table-cell office:value-type="string">
            <text:p>u</text:p>
          </table:table-cell>
          <table:table-cell table:formula="of:=PROPER(SUBSTITUTE(LOWER([.L22]);[.M22];&quot;&quot;))" office:value-type="string" office:string-value="Pckt">
            <text:p>Pckt</text:p>
          </table:table-cell>
          <table:table-cell table:number-columns-repeated="1010"/>
        </table:table-row>
        <table:table-row table:style-name="ro1">
          <table:table-cell office:value-type="string">
            <text:p>Vilyan's Purity</text:p>
          </table:table-cell>
          <table:table-cell office:value-type="float" office:value="4">
            <text:p>4</text:p>
          </table:table-cell>
          <table:table-cell table:formula="of:=[.B23]+1" office:value-type="float" office:value="5">
            <text:p>5</text:p>
          </table:table-cell>
          <table:table-cell office:value-type="string">
            <text:p>Follow in trail of same</text:p>
          </table:table-cell>
          <table:table-cell office:value-type="string">
            <text:p>a</text:p>
          </table:table-cell>
          <table:table-cell table:formula="of:=SUBSTITUTE(LOWER([.D23]);[.E23];&quot;&quot;)" office:value-type="string" office:string-value="follow in tril of sme">
            <text:p>follow in tril of sme</text:p>
          </table:table-cell>
          <table:table-cell table:style-name="ce7" office:value-type="string">
            <text:p>e</text:p>
          </table:table-cell>
          <table:table-cell table:formula="of:=SUBSTITUTE(LOWER([.F23]);[.G23];&quot;&quot;)" office:value-type="string" office:string-value="follow in tril of sm">
            <text:p>follow in tril of sm</text:p>
          </table:table-cell>
          <table:table-cell table:style-name="ce7" office:value-type="string">
            <text:p>i</text:p>
          </table:table-cell>
          <table:table-cell table:formula="of:=SUBSTITUTE(LOWER([.H23]);[.I23];&quot;&quot;)" office:value-type="string" office:string-value="follow n trl of sm">
            <text:p>follow n trl of sm</text:p>
          </table:table-cell>
          <table:table-cell office:value-type="string">
            <text:p>o</text:p>
          </table:table-cell>
          <table:table-cell table:formula="of:=SUBSTITUTE(LOWER([.J23]);[.K23];&quot;&quot;)" office:value-type="string" office:string-value="fllw n trl f sm">
            <text:p>fllw n trl f sm</text:p>
          </table:table-cell>
          <table:table-cell office:value-type="string">
            <text:p>u</text:p>
          </table:table-cell>
          <table:table-cell table:formula="of:=PROPER(SUBSTITUTE(LOWER([.L23]);[.M23];&quot;&quot;))" office:value-type="string" office:string-value="Fllw N Trl F Sm">
            <text:p>Fllw N Trl F Sm</text:p>
          </table:table-cell>
          <table:table-cell table:number-columns-repeated="1010"/>
        </table:table-row>
        <table:table-row table:style-name="ro1">
          <table:table-cell office:value-type="string">
            <text:p>Fruition</text:p>
          </table:table-cell>
          <table:table-cell office:value-type="float" office:value="7">
            <text:p>7</text:p>
          </table:table-cell>
          <table:table-cell table:formula="of:=[.B24]+1" office:value-type="float" office:value="8">
            <text:p>8</text:p>
          </table:table-cell>
          <table:table-cell office:value-type="string">
            <text:p>Merge the old to favor the next generation</text:p>
          </table:table-cell>
          <table:table-cell office:value-type="string">
            <text:p>a</text:p>
          </table:table-cell>
          <table:table-cell table:formula="of:=SUBSTITUTE(LOWER([.D24]);[.E24];&quot;&quot;)" office:value-type="string" office:string-value="merge the old to fvor the next genertion">
            <text:p>merge the old to fvor the next genertion</text:p>
          </table:table-cell>
          <table:table-cell table:style-name="ce7" office:value-type="string">
            <text:p>e</text:p>
          </table:table-cell>
          <table:table-cell table:formula="of:=SUBSTITUTE(LOWER([.F24]);[.G24];&quot;&quot;)" office:value-type="string" office:string-value="mrg th old to fvor th nxt gnrtion">
            <text:p>mrg th old to fvor th nxt gnrtion</text:p>
          </table:table-cell>
          <table:table-cell table:style-name="ce7" office:value-type="string">
            <text:p>i</text:p>
          </table:table-cell>
          <table:table-cell table:formula="of:=SUBSTITUTE(LOWER([.H24]);[.I24];&quot;&quot;)" office:value-type="string" office:string-value="mrg th old to fvor th nxt gnrton">
            <text:p>mrg th old to fvor th nxt gnrton</text:p>
          </table:table-cell>
          <table:table-cell office:value-type="string">
            <text:p>o</text:p>
          </table:table-cell>
          <table:table-cell table:formula="of:=SUBSTITUTE(LOWER([.J24]);[.K24];&quot;&quot;)" office:value-type="string" office:string-value="mrg th ld t fvr th nxt gnrtn">
            <text:p>mrg th ld t fvr th nxt gnrtn</text:p>
          </table:table-cell>
          <table:table-cell office:value-type="string">
            <text:p>u</text:p>
          </table:table-cell>
          <table:table-cell table:formula="of:=PROPER(SUBSTITUTE(LOWER([.L24]);[.M24];&quot;&quot;))" office:value-type="string" office:string-value="Mrg Th Ld T Fvr Th Nxt Gnrtn">
            <text:p>Mrg Th Ld T Fvr Th Nxt Gnrtn</text:p>
          </table:table-cell>
          <table:table-cell table:number-columns-repeated="1010"/>
        </table:table-row>
        <table:table-row table:style-name="ro1">
          <table:table-cell office:value-type="string">
            <text:p>Knowledge(nature)</text:p>
          </table:table-cell>
          <table:table-cell office:value-type="float" office:value="2">
            <text:p>2</text:p>
          </table:table-cell>
          <table:table-cell table:formula="of:=[.B25]+1" office:value-type="float" office:value="3">
            <text:p>3</text:p>
          </table:table-cell>
          <table:table-cell office:value-type="string">
            <text:p>Knowledge of treesie</text:p>
          </table:table-cell>
          <table:table-cell office:value-type="string">
            <text:p>a</text:p>
          </table:table-cell>
          <table:table-cell table:formula="of:=SUBSTITUTE(LOWER([.D25]);[.E25];&quot;&quot;)" office:value-type="string" office:string-value="knowledge of treesie">
            <text:p>knowledge of treesie</text:p>
          </table:table-cell>
          <table:table-cell table:style-name="ce7" office:value-type="string">
            <text:p>e</text:p>
          </table:table-cell>
          <table:table-cell table:formula="of:=SUBSTITUTE(LOWER([.F25]);[.G25];&quot;&quot;)" office:value-type="string" office:string-value="knowldg of trsi">
            <text:p>knowldg of trsi</text:p>
          </table:table-cell>
          <table:table-cell table:style-name="ce7" office:value-type="string">
            <text:p>i</text:p>
          </table:table-cell>
          <table:table-cell table:formula="of:=SUBSTITUTE(LOWER([.H25]);[.I25];&quot;&quot;)" office:value-type="string" office:string-value="knowldg of trs">
            <text:p>knowldg of trs</text:p>
          </table:table-cell>
          <table:table-cell office:value-type="string">
            <text:p>o</text:p>
          </table:table-cell>
          <table:table-cell table:formula="of:=SUBSTITUTE(LOWER([.J25]);[.K25];&quot;&quot;)" office:value-type="string" office:string-value="knwldg f trs">
            <text:p>knwldg f trs</text:p>
          </table:table-cell>
          <table:table-cell office:value-type="string">
            <text:p>u</text:p>
          </table:table-cell>
          <table:table-cell table:formula="of:=PROPER(SUBSTITUTE(LOWER([.L25]);[.M25];&quot;&quot;))" office:value-type="string" office:string-value="Knwldg F Trs">
            <text:p>Knwldg F Trs</text:p>
          </table:table-cell>
          <table:table-cell table:number-columns-repeated="1010"/>
        </table:table-row>
        <table:table-row table:style-name="ro1">
          <table:table-cell office:value-type="string">
            <text:p>Knowledge(Geography)</text:p>
          </table:table-cell>
          <table:table-cell office:value-type="float" office:value="1">
            <text:p>1</text:p>
          </table:table-cell>
          <table:table-cell table:formula="of:=[.B26]+1" office:value-type="float" office:value="2">
            <text:p>2</text:p>
          </table:table-cell>
          <table:table-cell office:value-type="string">
            <text:p>Land Sight</text:p>
          </table:table-cell>
          <table:table-cell office:value-type="string">
            <text:p>a</text:p>
          </table:table-cell>
          <table:table-cell table:formula="of:=SUBSTITUTE(LOWER([.D26]);[.E26];&quot;&quot;)" office:value-type="string" office:string-value="lnd sight">
            <text:p>lnd sight</text:p>
          </table:table-cell>
          <table:table-cell table:style-name="ce7" office:value-type="string">
            <text:p>e</text:p>
          </table:table-cell>
          <table:table-cell table:formula="of:=SUBSTITUTE(LOWER([.F26]);[.G26];&quot;&quot;)" office:value-type="string" office:string-value="lnd sight">
            <text:p>lnd sight</text:p>
          </table:table-cell>
          <table:table-cell table:style-name="ce7" office:value-type="string">
            <text:p>i</text:p>
          </table:table-cell>
          <table:table-cell table:formula="of:=SUBSTITUTE(LOWER([.H26]);[.I26];&quot;&quot;)" office:value-type="string" office:string-value="lnd sght">
            <text:p>lnd sght</text:p>
          </table:table-cell>
          <table:table-cell office:value-type="string">
            <text:p>o</text:p>
          </table:table-cell>
          <table:table-cell table:formula="of:=SUBSTITUTE(LOWER([.J26]);[.K26];&quot;&quot;)" office:value-type="string" office:string-value="lnd sght">
            <text:p>lnd sght</text:p>
          </table:table-cell>
          <table:table-cell office:value-type="string">
            <text:p>u</text:p>
          </table:table-cell>
          <table:table-cell table:formula="of:=PROPER(SUBSTITUTE(LOWER([.L26]);[.M26];&quot;&quot;))" office:value-type="string" office:string-value="Lnd Sght">
            <text:p>Lnd Sght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Cycler</text:p>
          </table:table-cell>
          <table:table-cell table:style-name="ce4"/>
          <table:table-cell table:style-name="ce5"/>
          <table:table-cell table:style-name="ce6" table:number-columns-repeated="3"/>
          <table:table-cell table:style-name="ce8"/>
          <table:table-cell table:style-name="ce6"/>
          <table:table-cell table:style-name="ce8"/>
          <table:table-cell table:style-name="ce6" table:number-columns-repeated="4"/>
          <table:table-cell table:style-name="ce10"/>
          <table:table-cell table:number-columns-repeated="1010"/>
        </table:table-row>
        <table:table-row table:style-name="ro1">
          <table:table-cell office:value-type="string">
            <text:p>Decomposition</text:p>
          </table:table-cell>
          <table:table-cell office:value-type="float" office:value="1">
            <text:p>1</text:p>
          </table:table-cell>
          <table:table-cell table:formula="of:=[.B28]+1" office:value-type="float" office:value="2">
            <text:p>2</text:p>
          </table:table-cell>
          <table:table-cell office:value-type="string">
            <text:p>Become Rot</text:p>
          </table:table-cell>
          <table:table-cell office:value-type="string">
            <text:p>a</text:p>
          </table:table-cell>
          <table:table-cell table:formula="of:=SUBSTITUTE(LOWER([.D28]);[.E28];&quot;&quot;)" office:value-type="string" office:string-value="become rot">
            <text:p>become rot</text:p>
          </table:table-cell>
          <table:table-cell table:style-name="ce7" office:value-type="string">
            <text:p>e</text:p>
          </table:table-cell>
          <table:table-cell table:formula="of:=SUBSTITUTE(LOWER([.F28]);[.G28];&quot;&quot;)" office:value-type="string" office:string-value="bcom rot">
            <text:p>bcom rot</text:p>
          </table:table-cell>
          <table:table-cell table:style-name="ce7" office:value-type="string">
            <text:p>i</text:p>
          </table:table-cell>
          <table:table-cell table:formula="of:=SUBSTITUTE(LOWER([.H28]);[.I28];&quot;&quot;)" office:value-type="string" office:string-value="bcom rot">
            <text:p>bcom rot</text:p>
          </table:table-cell>
          <table:table-cell office:value-type="string">
            <text:p>o</text:p>
          </table:table-cell>
          <table:table-cell table:formula="of:=SUBSTITUTE(LOWER([.J28]);[.K28];&quot;&quot;)" office:value-type="string" office:string-value="bcm rt">
            <text:p>bcm rt</text:p>
          </table:table-cell>
          <table:table-cell office:value-type="string">
            <text:p>u</text:p>
          </table:table-cell>
          <table:table-cell table:formula="of:=PROPER(SUBSTITUTE(LOWER([.L28]);[.M28];&quot;&quot;))" office:value-type="string" office:string-value="Bcm Rt">
            <text:p>Bcm Rt</text:p>
          </table:table-cell>
          <table:table-cell table:number-columns-repeated="1010"/>
        </table:table-row>
        <table:table-row table:style-name="ro1">
          <table:table-cell office:value-type="string">
            <text:p>Remerge</text:p>
          </table:table-cell>
          <table:table-cell office:value-type="float" office:value="3">
            <text:p>3</text:p>
          </table:table-cell>
          <table:table-cell table:formula="of:=[.B29]+1" office:value-type="float" office:value="4">
            <text:p>4</text:p>
          </table:table-cell>
          <table:table-cell office:value-type="string">
            <text:p>Make weakness further strength</text:p>
          </table:table-cell>
          <table:table-cell office:value-type="string">
            <text:p>a</text:p>
          </table:table-cell>
          <table:table-cell table:formula="of:=SUBSTITUTE(LOWER([.D29]);[.E29];&quot;&quot;)" office:value-type="string" office:string-value="mke wekness further strength">
            <text:p>mke wekness further strength</text:p>
          </table:table-cell>
          <table:table-cell table:style-name="ce7" office:value-type="string">
            <text:p>e</text:p>
          </table:table-cell>
          <table:table-cell table:formula="of:=SUBSTITUTE(LOWER([.F29]);[.G29];&quot;&quot;)" office:value-type="string" office:string-value="mk wknss furthr strngth">
            <text:p>mk wknss furthr strngth</text:p>
          </table:table-cell>
          <table:table-cell table:style-name="ce7" office:value-type="string">
            <text:p>i</text:p>
          </table:table-cell>
          <table:table-cell table:formula="of:=SUBSTITUTE(LOWER([.H29]);[.I29];&quot;&quot;)" office:value-type="string" office:string-value="mk wknss furthr strngth">
            <text:p>mk wknss furthr strngth</text:p>
          </table:table-cell>
          <table:table-cell office:value-type="string">
            <text:p>o</text:p>
          </table:table-cell>
          <table:table-cell table:formula="of:=SUBSTITUTE(LOWER([.J29]);[.K29];&quot;&quot;)" office:value-type="string" office:string-value="mk wknss furthr strngth">
            <text:p>mk wknss furthr strngth</text:p>
          </table:table-cell>
          <table:table-cell office:value-type="string">
            <text:p>u</text:p>
          </table:table-cell>
          <table:table-cell table:formula="of:=PROPER(SUBSTITUTE(LOWER([.L29]);[.M29];&quot;&quot;))" office:value-type="string" office:string-value="Mk Wknss Frthr Strngth">
            <text:p>Mk Wknss Frthr Strngth</text:p>
          </table:table-cell>
          <table:table-cell table:number-columns-repeated="1010"/>
        </table:table-row>
        <table:table-row table:style-name="ro1">
          <table:table-cell office:value-type="string">
            <text:p>Ardent Purge</text:p>
          </table:table-cell>
          <table:table-cell office:value-type="float" office:value="8">
            <text:p>8</text:p>
          </table:table-cell>
          <table:table-cell table:formula="of:=[.B30]+1" office:value-type="float" office:value="9">
            <text:p>9</text:p>
          </table:table-cell>
          <table:table-cell office:value-type="string">
            <text:p>Combust pestilence from life and land into fine earth</text:p>
          </table:table-cell>
          <table:table-cell office:value-type="string">
            <text:p>a</text:p>
          </table:table-cell>
          <table:table-cell table:formula="of:=SUBSTITUTE(LOWER([.D30]);[.E30];&quot;&quot;)" office:value-type="string" office:string-value="combust pestilence from life nd lnd into fine erth">
            <text:p>combust pestilence from life nd lnd into fine erth</text:p>
          </table:table-cell>
          <table:table-cell table:style-name="ce7" office:value-type="string">
            <text:p>e</text:p>
          </table:table-cell>
          <table:table-cell table:formula="of:=SUBSTITUTE(LOWER([.F30]);[.G30];&quot;&quot;)" office:value-type="string" office:string-value="combust pstilnc from lif nd lnd into fin rth">
            <text:p>combust pstilnc from lif nd lnd into fin rth</text:p>
          </table:table-cell>
          <table:table-cell table:style-name="ce7" office:value-type="string">
            <text:p>i</text:p>
          </table:table-cell>
          <table:table-cell table:formula="of:=SUBSTITUTE(LOWER([.H30]);[.I30];&quot;&quot;)" office:value-type="string" office:string-value="combust pstlnc from lf nd lnd nto fn rth">
            <text:p>combust pstlnc from lf nd lnd nto fn rth</text:p>
          </table:table-cell>
          <table:table-cell office:value-type="string">
            <text:p>o</text:p>
          </table:table-cell>
          <table:table-cell table:formula="of:=SUBSTITUTE(LOWER([.J30]);[.K30];&quot;&quot;)" office:value-type="string" office:string-value="cmbust pstlnc frm lf nd lnd nt fn rth">
            <text:p>cmbust pstlnc frm lf nd lnd nt fn rth</text:p>
          </table:table-cell>
          <table:table-cell office:value-type="string">
            <text:p>u</text:p>
          </table:table-cell>
          <table:table-cell table:formula="of:=PROPER(SUBSTITUTE(LOWER([.L30]);[.M30];&quot;&quot;))" office:value-type="string" office:string-value="Cmbst Pstlnc Frm Lf Nd Lnd Nt Fn Rth">
            <text:p>Cmbst Pstlnc Frm Lf Nd Lnd Nt Fn Rth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Gatekeeper</text:p>
          </table:table-cell>
          <table:table-cell table:style-name="ce4"/>
          <table:table-cell table:style-name="ce5"/>
          <table:table-cell table:style-name="ce6" table:number-columns-repeated="3"/>
          <table:table-cell table:style-name="ce8"/>
          <table:table-cell table:style-name="ce6"/>
          <table:table-cell table:style-name="ce8"/>
          <table:table-cell table:style-name="ce6" table:number-columns-repeated="4"/>
          <table:table-cell table:style-name="ce10"/>
          <table:table-cell table:number-columns-repeated="1010"/>
        </table:table-row>
        <table:table-row table:style-name="ro1">
          <table:table-cell office:value-type="string">
            <text:p>Alter Token</text:p>
          </table:table-cell>
          <table:table-cell office:value-type="float" office:value="0">
            <text:p>0</text:p>
          </table:table-cell>
          <table:table-cell table:formula="of:=[.B32]+1" office:value-type="float" office:value="1">
            <text:p>1</text:p>
          </table:table-cell>
          <table:table-cell office:value-type="string">
            <text:p>Acknowledge</text:p>
          </table:table-cell>
          <table:table-cell office:value-type="string">
            <text:p>a</text:p>
          </table:table-cell>
          <table:table-cell table:formula="of:=SUBSTITUTE(LOWER([.D32]);[.E32];&quot;&quot;)" office:value-type="string" office:string-value="cknowledge">
            <text:p>cknowledge</text:p>
          </table:table-cell>
          <table:table-cell table:style-name="ce7" office:value-type="string">
            <text:p>e</text:p>
          </table:table-cell>
          <table:table-cell table:formula="of:=SUBSTITUTE(LOWER([.F32]);[.G32];&quot;&quot;)" office:value-type="string" office:string-value="cknowldg">
            <text:p>cknowldg</text:p>
          </table:table-cell>
          <table:table-cell table:style-name="ce7" office:value-type="string">
            <text:p>i</text:p>
          </table:table-cell>
          <table:table-cell table:formula="of:=SUBSTITUTE(LOWER([.H32]);[.I32];&quot;&quot;)" office:value-type="string" office:string-value="cknowldg">
            <text:p>cknowldg</text:p>
          </table:table-cell>
          <table:table-cell office:value-type="string">
            <text:p>o</text:p>
          </table:table-cell>
          <table:table-cell table:formula="of:=SUBSTITUTE(LOWER([.J32]);[.K32];&quot;&quot;)" office:value-type="string" office:string-value="cknwldg">
            <text:p>cknwldg</text:p>
          </table:table-cell>
          <table:table-cell office:value-type="string">
            <text:p>u</text:p>
          </table:table-cell>
          <table:table-cell table:formula="of:=PROPER(SUBSTITUTE(LOWER([.L32]);[.M32];&quot;&quot;))" office:value-type="string" office:string-value="Cknwldg">
            <text:p>Cknwldg</text:p>
          </table:table-cell>
          <table:table-cell table:number-columns-repeated="1010"/>
        </table:table-row>
        <table:table-row table:style-name="ro1">
          <table:table-cell office:value-type="string">
            <text:p>Locate Token Bearer</text:p>
          </table:table-cell>
          <table:table-cell office:value-type="float" office:value="2">
            <text:p>2</text:p>
          </table:table-cell>
          <table:table-cell table:formula="of:=[.B33]+1" office:value-type="float" office:value="3">
            <text:p>3</text:p>
          </table:table-cell>
          <table:table-cell office:value-type="string">
            <text:p>Find among we</text:p>
          </table:table-cell>
          <table:table-cell office:value-type="string">
            <text:p>a</text:p>
          </table:table-cell>
          <table:table-cell table:formula="of:=SUBSTITUTE(LOWER([.D33]);[.E33];&quot;&quot;)" office:value-type="string" office:string-value="find mong we">
            <text:p>find mong we</text:p>
          </table:table-cell>
          <table:table-cell table:style-name="ce7" office:value-type="string">
            <text:p>e</text:p>
          </table:table-cell>
          <table:table-cell table:formula="of:=SUBSTITUTE(LOWER([.F33]);[.G33];&quot;&quot;)" office:value-type="string" office:string-value="find mong w">
            <text:p>find mong w</text:p>
          </table:table-cell>
          <table:table-cell table:style-name="ce7" office:value-type="string">
            <text:p>i</text:p>
          </table:table-cell>
          <table:table-cell table:formula="of:=SUBSTITUTE(LOWER([.H33]);[.I33];&quot;&quot;)" office:value-type="string" office:string-value="fnd mong w">
            <text:p>fnd mong w</text:p>
          </table:table-cell>
          <table:table-cell office:value-type="string">
            <text:p>o</text:p>
          </table:table-cell>
          <table:table-cell table:formula="of:=SUBSTITUTE(LOWER([.J33]);[.K33];&quot;&quot;)" office:value-type="string" office:string-value="fnd mng w">
            <text:p>fnd mng w</text:p>
          </table:table-cell>
          <table:table-cell office:value-type="string">
            <text:p>u</text:p>
          </table:table-cell>
          <table:table-cell table:formula="of:=PROPER(SUBSTITUTE(LOWER([.L33]);[.M33];&quot;&quot;))" office:value-type="string" office:string-value="Fnd Mng W">
            <text:p>Fnd Mng W</text:p>
          </table:table-cell>
          <table:table-cell table:number-columns-repeated="1010"/>
        </table:table-row>
        <table:table-row table:style-name="ro1">
          <table:table-cell office:value-type="string">
            <text:p>Oath of Service</text:p>
          </table:table-cell>
          <table:table-cell office:value-type="float" office:value="4">
            <text:p>4</text:p>
          </table:table-cell>
          <table:table-cell table:formula="of:=[.B34]+1" office:value-type="float" office:value="5">
            <text:p>5</text:p>
          </table:table-cell>
          <table:table-cell office:value-type="string">
            <text:p>Perform duty where many require</text:p>
          </table:table-cell>
          <table:table-cell office:value-type="string">
            <text:p>a</text:p>
          </table:table-cell>
          <table:table-cell table:formula="of:=SUBSTITUTE(LOWER([.D34]);[.E34];&quot;&quot;)" office:value-type="string" office:string-value="perform duty where mny require">
            <text:p>perform duty where mny require</text:p>
          </table:table-cell>
          <table:table-cell table:style-name="ce7" office:value-type="string">
            <text:p>e</text:p>
          </table:table-cell>
          <table:table-cell table:formula="of:=SUBSTITUTE(LOWER([.F34]);[.G34];&quot;&quot;)" office:value-type="string" office:string-value="prform duty whr mny rquir">
            <text:p>prform duty whr mny rquir</text:p>
          </table:table-cell>
          <table:table-cell table:style-name="ce7" office:value-type="string">
            <text:p>i</text:p>
          </table:table-cell>
          <table:table-cell table:formula="of:=SUBSTITUTE(LOWER([.H34]);[.I34];&quot;&quot;)" office:value-type="string" office:string-value="prform duty whr mny rqur">
            <text:p>prform duty whr mny rqur</text:p>
          </table:table-cell>
          <table:table-cell office:value-type="string">
            <text:p>o</text:p>
          </table:table-cell>
          <table:table-cell table:formula="of:=SUBSTITUTE(LOWER([.J34]);[.K34];&quot;&quot;)" office:value-type="string" office:string-value="prfrm duty whr mny rqur">
            <text:p>prfrm duty whr mny rqur</text:p>
          </table:table-cell>
          <table:table-cell office:value-type="string">
            <text:p>u</text:p>
          </table:table-cell>
          <table:table-cell table:formula="of:=PROPER(SUBSTITUTE(LOWER([.L34]);[.M34];&quot;&quot;))" office:value-type="string" office:string-value="Prfrm Dty Whr Mny Rqr">
            <text:p>Prfrm Dty Whr Mny Rqr</text:p>
          </table:table-cell>
          <table:table-cell table:number-columns-repeated="1010"/>
        </table:table-row>
        <table:table-row table:style-name="ro1">
          <table:table-cell office:value-type="string">
            <text:p>Bluff</text:p>
          </table:table-cell>
          <table:table-cell office:value-type="float" office:value="1">
            <text:p>1</text:p>
          </table:table-cell>
          <table:table-cell table:formula="of:=[.B35]+1" office:value-type="float" office:value="2">
            <text:p>2</text:p>
          </table:table-cell>
          <table:table-cell office:value-type="string">
            <text:p>Find untruthfulness</text:p>
          </table:table-cell>
          <table:table-cell office:value-type="string">
            <text:p>a</text:p>
          </table:table-cell>
          <table:table-cell table:formula="of:=SUBSTITUTE(LOWER([.D35]);[.E35];&quot;&quot;)" office:value-type="string" office:string-value="find untruthfulness">
            <text:p>find untruthfulness</text:p>
          </table:table-cell>
          <table:table-cell table:style-name="ce7" office:value-type="string">
            <text:p>e</text:p>
          </table:table-cell>
          <table:table-cell table:formula="of:=SUBSTITUTE(LOWER([.F35]);[.G35];&quot;&quot;)" office:value-type="string" office:string-value="find untruthfulnss">
            <text:p>find untruthfulnss</text:p>
          </table:table-cell>
          <table:table-cell table:style-name="ce7" office:value-type="string">
            <text:p>i</text:p>
          </table:table-cell>
          <table:table-cell table:formula="of:=SUBSTITUTE(LOWER([.H35]);[.I35];&quot;&quot;)" office:value-type="string" office:string-value="fnd untruthfulnss">
            <text:p>fnd untruthfulnss</text:p>
          </table:table-cell>
          <table:table-cell office:value-type="string">
            <text:p>o</text:p>
          </table:table-cell>
          <table:table-cell table:formula="of:=SUBSTITUTE(LOWER([.J35]);[.K35];&quot;&quot;)" office:value-type="string" office:string-value="fnd untruthfulnss">
            <text:p>fnd untruthfulnss</text:p>
          </table:table-cell>
          <table:table-cell office:value-type="string">
            <text:p>u</text:p>
          </table:table-cell>
          <table:table-cell table:formula="of:=PROPER(SUBSTITUTE(LOWER([.L35]);[.M35];&quot;&quot;))" office:value-type="string" office:string-value="Fnd Ntrthflnss">
            <text:p>Fnd Ntrthflnss</text:p>
          </table:table-cell>
          <table:table-cell table:number-columns-repeated="1010"/>
        </table:table-row>
        <table:table-row table:style-name="ro1">
          <table:table-cell office:value-type="string">
            <text:p>Sense Motive</text:p>
          </table:table-cell>
          <table:table-cell office:value-type="float" office:value="1">
            <text:p>1</text:p>
          </table:table-cell>
          <table:table-cell table:formula="of:=[.B36]+1" office:value-type="float" office:value="2">
            <text:p>2</text:p>
          </table:table-cell>
          <table:table-cell office:value-type="string">
            <text:p>investigate objective</text:p>
          </table:table-cell>
          <table:table-cell office:value-type="string">
            <text:p>a</text:p>
          </table:table-cell>
          <table:table-cell table:formula="of:=SUBSTITUTE(LOWER([.D36]);[.E36];&quot;&quot;)" office:value-type="string" office:string-value="investigte objective">
            <text:p>investigte objective</text:p>
          </table:table-cell>
          <table:table-cell table:style-name="ce7" office:value-type="string">
            <text:p>e</text:p>
          </table:table-cell>
          <table:table-cell table:formula="of:=SUBSTITUTE(LOWER([.F36]);[.G36];&quot;&quot;)" office:value-type="string" office:string-value="invstigt objctiv">
            <text:p>invstigt objctiv</text:p>
          </table:table-cell>
          <table:table-cell table:style-name="ce7" office:value-type="string">
            <text:p>i</text:p>
          </table:table-cell>
          <table:table-cell table:formula="of:=SUBSTITUTE(LOWER([.H36]);[.I36];&quot;&quot;)" office:value-type="string" office:string-value="nvstgt objctv">
            <text:p>nvstgt objctv</text:p>
          </table:table-cell>
          <table:table-cell office:value-type="string">
            <text:p>o</text:p>
          </table:table-cell>
          <table:table-cell table:formula="of:=SUBSTITUTE(LOWER([.J36]);[.K36];&quot;&quot;)" office:value-type="string" office:string-value="nvstgt bjctv">
            <text:p>nvstgt bjctv</text:p>
          </table:table-cell>
          <table:table-cell office:value-type="string">
            <text:p>u</text:p>
          </table:table-cell>
          <table:table-cell table:formula="of:=PROPER(SUBSTITUTE(LOWER([.L36]);[.M36];&quot;&quot;))" office:value-type="string" office:string-value="Nvstgt Bjctv">
            <text:p>Nvstgt Bjctv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Darkeyed</text:p>
          </table:table-cell>
          <table:table-cell table:style-name="ce4"/>
          <table:table-cell table:style-name="ce5"/>
          <table:table-cell table:style-name="ce6" table:number-columns-repeated="3"/>
          <table:table-cell table:style-name="ce8"/>
          <table:table-cell table:style-name="ce6"/>
          <table:table-cell table:style-name="ce8"/>
          <table:table-cell table:style-name="ce6" table:number-columns-repeated="4"/>
          <table:table-cell table:style-name="ce10"/>
          <table:table-cell table:number-columns-repeated="1010"/>
        </table:table-row>
        <table:table-row table:style-name="ro1">
          <table:table-cell office:value-type="string">
            <text:p>Dark Peer</text:p>
          </table:table-cell>
          <table:table-cell office:value-type="float" office:value="2">
            <text:p>2</text:p>
          </table:table-cell>
          <table:table-cell table:formula="of:=[.B38]+1" office:value-type="float" office:value="3">
            <text:p>3</text:p>
          </table:table-cell>
          <table:table-cell office:value-type="string">
            <text:p>Sight from Shadow</text:p>
          </table:table-cell>
          <table:table-cell office:value-type="string">
            <text:p>a</text:p>
          </table:table-cell>
          <table:table-cell table:formula="of:=SUBSTITUTE(LOWER([.D38]);[.E38];&quot;&quot;)" office:value-type="string" office:string-value="sight from shdow">
            <text:p>sight from shdow</text:p>
          </table:table-cell>
          <table:table-cell table:style-name="ce7" office:value-type="string">
            <text:p>e</text:p>
          </table:table-cell>
          <table:table-cell table:formula="of:=SUBSTITUTE(LOWER([.F38]);[.G38];&quot;&quot;)" office:value-type="string" office:string-value="sight from shdow">
            <text:p>sight from shdow</text:p>
          </table:table-cell>
          <table:table-cell table:style-name="ce7" office:value-type="string">
            <text:p>i</text:p>
          </table:table-cell>
          <table:table-cell table:formula="of:=SUBSTITUTE(LOWER([.H38]);[.I38];&quot;&quot;)" office:value-type="string" office:string-value="sght from shdow">
            <text:p>sght from shdow</text:p>
          </table:table-cell>
          <table:table-cell office:value-type="string">
            <text:p>o</text:p>
          </table:table-cell>
          <table:table-cell table:formula="of:=SUBSTITUTE(LOWER([.J38]);[.K38];&quot;&quot;)" office:value-type="string" office:string-value="sght frm shdw">
            <text:p>sght frm shdw</text:p>
          </table:table-cell>
          <table:table-cell office:value-type="string">
            <text:p>u</text:p>
          </table:table-cell>
          <table:table-cell table:formula="of:=PROPER(SUBSTITUTE(LOWER([.L38]);[.M38];&quot;&quot;))" office:value-type="string" office:string-value="Sght Frm Shdw">
            <text:p>Sght Frm Shdw</text:p>
          </table:table-cell>
          <table:table-cell table:number-columns-repeated="1010"/>
        </table:table-row>
        <table:table-row table:style-name="ro1">
          <table:table-cell office:value-type="string">
            <text:p>Snuff Light</text:p>
          </table:table-cell>
          <table:table-cell office:value-type="float" office:value="2">
            <text:p>2</text:p>
          </table:table-cell>
          <table:table-cell table:formula="of:=[.B39]+1" office:value-type="float" office:value="3">
            <text:p>3</text:p>
          </table:table-cell>
          <table:table-cell office:value-type="string">
            <text:p>Extinguish illumination origin</text:p>
          </table:table-cell>
          <table:table-cell office:value-type="string">
            <text:p>a</text:p>
          </table:table-cell>
          <table:table-cell table:formula="of:=SUBSTITUTE(LOWER([.D39]);[.E39];&quot;&quot;)" office:value-type="string" office:string-value="extinguish illumintion origin">
            <text:p>extinguish illumintion origin</text:p>
          </table:table-cell>
          <table:table-cell table:style-name="ce7" office:value-type="string">
            <text:p>e</text:p>
          </table:table-cell>
          <table:table-cell table:formula="of:=SUBSTITUTE(LOWER([.F39]);[.G39];&quot;&quot;)" office:value-type="string" office:string-value="xtinguish illumintion origin">
            <text:p>xtinguish illumintion origin</text:p>
          </table:table-cell>
          <table:table-cell table:style-name="ce7" office:value-type="string">
            <text:p>i</text:p>
          </table:table-cell>
          <table:table-cell table:formula="of:=SUBSTITUTE(LOWER([.H39]);[.I39];&quot;&quot;)" office:value-type="string" office:string-value="xtngush llumnton orgn">
            <text:p>xtngush llumnton orgn</text:p>
          </table:table-cell>
          <table:table-cell office:value-type="string">
            <text:p>o</text:p>
          </table:table-cell>
          <table:table-cell table:formula="of:=SUBSTITUTE(LOWER([.J39]);[.K39];&quot;&quot;)" office:value-type="string" office:string-value="xtngush llumntn rgn">
            <text:p>xtngush llumntn rgn</text:p>
          </table:table-cell>
          <table:table-cell office:value-type="string">
            <text:p>u</text:p>
          </table:table-cell>
          <table:table-cell table:formula="of:=PROPER(SUBSTITUTE(LOWER([.L39]);[.M39];&quot;&quot;))" office:value-type="string" office:string-value="Xtngsh Llmntn Rgn">
            <text:p>Xtngsh Llmntn Rgn</text:p>
          </table:table-cell>
          <table:table-cell table:number-columns-repeated="1010"/>
        </table:table-row>
        <table:table-row table:style-name="ro1">
          <table:table-cell office:value-type="string">
            <text:p>Shadow Step</text:p>
          </table:table-cell>
          <table:table-cell office:value-type="float" office:value="5">
            <text:p>5</text:p>
          </table:table-cell>
          <table:table-cell table:formula="of:=[.B40]+1" office:value-type="float" office:value="6">
            <text:p>6</text:p>
          </table:table-cell>
          <table:table-cell office:value-type="string">
            <text:p>Though shade along plane into prime</text:p>
          </table:table-cell>
          <table:table-cell office:value-type="string">
            <text:p>a</text:p>
          </table:table-cell>
          <table:table-cell table:formula="of:=SUBSTITUTE(LOWER([.D40]);[.E40];&quot;&quot;)" office:value-type="string" office:string-value="though shde long plne into prime">
            <text:p>though shde long plne into prime</text:p>
          </table:table-cell>
          <table:table-cell table:style-name="ce7" office:value-type="string">
            <text:p>e</text:p>
          </table:table-cell>
          <table:table-cell table:formula="of:=SUBSTITUTE(LOWER([.F40]);[.G40];&quot;&quot;)" office:value-type="string" office:string-value="though shd long pln into prim">
            <text:p>though shd long pln into prim</text:p>
          </table:table-cell>
          <table:table-cell table:style-name="ce7" office:value-type="string">
            <text:p>i</text:p>
          </table:table-cell>
          <table:table-cell table:formula="of:=SUBSTITUTE(LOWER([.H40]);[.I40];&quot;&quot;)" office:value-type="string" office:string-value="though shd long pln nto prm">
            <text:p>though shd long pln nto prm</text:p>
          </table:table-cell>
          <table:table-cell office:value-type="string">
            <text:p>o</text:p>
          </table:table-cell>
          <table:table-cell table:formula="of:=SUBSTITUTE(LOWER([.J40]);[.K40];&quot;&quot;)" office:value-type="string" office:string-value="thugh shd lng pln nt prm">
            <text:p>thugh shd lng pln nt prm</text:p>
          </table:table-cell>
          <table:table-cell office:value-type="string">
            <text:p>u</text:p>
          </table:table-cell>
          <table:table-cell table:formula="of:=PROPER(SUBSTITUTE(LOWER([.L40]);[.M40];&quot;&quot;))" office:value-type="string" office:string-value="Thgh Shd Lng Pln Nt Prm">
            <text:p>Thgh Shd Lng Pln Nt Prm</text:p>
          </table:table-cell>
          <table:table-cell table:number-columns-repeated="1010"/>
        </table:table-row>
        <table:table-row table:style-name="ro1">
          <table:table-cell office:value-type="string">
            <text:p>Spot</text:p>
          </table:table-cell>
          <table:table-cell office:value-type="float" office:value="1">
            <text:p>1</text:p>
          </table:table-cell>
          <table:table-cell table:formula="of:=[.B41]+1" office:value-type="float" office:value="2">
            <text:p>2</text:p>
          </table:table-cell>
          <table:table-cell office:value-type="string">
            <text:p>Sense change</text:p>
          </table:table-cell>
          <table:table-cell office:value-type="string">
            <text:p>a</text:p>
          </table:table-cell>
          <table:table-cell table:formula="of:=SUBSTITUTE(LOWER([.D41]);[.E41];&quot;&quot;)" office:value-type="string" office:string-value="sense chnge">
            <text:p>sense chnge</text:p>
          </table:table-cell>
          <table:table-cell table:style-name="ce7" office:value-type="string">
            <text:p>e</text:p>
          </table:table-cell>
          <table:table-cell table:formula="of:=SUBSTITUTE(LOWER([.F41]);[.G41];&quot;&quot;)" office:value-type="string" office:string-value="sns chng">
            <text:p>sns chng</text:p>
          </table:table-cell>
          <table:table-cell table:style-name="ce7" office:value-type="string">
            <text:p>i</text:p>
          </table:table-cell>
          <table:table-cell table:formula="of:=SUBSTITUTE(LOWER([.H41]);[.I41];&quot;&quot;)" office:value-type="string" office:string-value="sns chng">
            <text:p>sns chng</text:p>
          </table:table-cell>
          <table:table-cell office:value-type="string">
            <text:p>o</text:p>
          </table:table-cell>
          <table:table-cell table:formula="of:=SUBSTITUTE(LOWER([.J41]);[.K41];&quot;&quot;)" office:value-type="string" office:string-value="sns chng">
            <text:p>sns chng</text:p>
          </table:table-cell>
          <table:table-cell office:value-type="string">
            <text:p>u</text:p>
          </table:table-cell>
          <table:table-cell table:formula="of:=PROPER(SUBSTITUTE(LOWER([.L41]);[.M41];&quot;&quot;))" office:value-type="string" office:string-value="Sns Chng">
            <text:p>Sns Chng</text:p>
          </table:table-cell>
          <table:table-cell table:number-columns-repeated="1010"/>
        </table:table-row>
        <table:table-row table:style-name="ro1">
          <table:table-cell office:value-type="string">
            <text:p>60 Movement rate</text:p>
          </table:table-cell>
          <table:table-cell office:value-type="float" office:value="1">
            <text:p>1</text:p>
          </table:table-cell>
          <table:table-cell table:formula="of:=[.B42]+1" office:value-type="float" office:value="2">
            <text:p>2</text:p>
          </table:table-cell>
          <table:table-cell office:value-type="string">
            <text:p>Advance Quickly</text:p>
          </table:table-cell>
          <table:table-cell office:value-type="string">
            <text:p>a</text:p>
          </table:table-cell>
          <table:table-cell table:formula="of:=SUBSTITUTE(LOWER([.D42]);[.E42];&quot;&quot;)" office:value-type="string" office:string-value="dvnce quickly">
            <text:p>dvnce quickly</text:p>
          </table:table-cell>
          <table:table-cell table:style-name="ce7" office:value-type="string">
            <text:p>e</text:p>
          </table:table-cell>
          <table:table-cell table:formula="of:=SUBSTITUTE(LOWER([.F42]);[.G42];&quot;&quot;)" office:value-type="string" office:string-value="dvnc quickly">
            <text:p>dvnc quickly</text:p>
          </table:table-cell>
          <table:table-cell table:style-name="ce7" office:value-type="string">
            <text:p>i</text:p>
          </table:table-cell>
          <table:table-cell table:formula="of:=SUBSTITUTE(LOWER([.H42]);[.I42];&quot;&quot;)" office:value-type="string" office:string-value="dvnc quckly">
            <text:p>dvnc quckly</text:p>
          </table:table-cell>
          <table:table-cell office:value-type="string">
            <text:p>o</text:p>
          </table:table-cell>
          <table:table-cell table:formula="of:=SUBSTITUTE(LOWER([.J42]);[.K42];&quot;&quot;)" office:value-type="string" office:string-value="dvnc quckly">
            <text:p>dvnc quckly</text:p>
          </table:table-cell>
          <table:table-cell office:value-type="string">
            <text:p>u</text:p>
          </table:table-cell>
          <table:table-cell table:formula="of:=PROPER(SUBSTITUTE(LOWER([.L42]);[.M42];&quot;&quot;))" office:value-type="string" office:string-value="Dvnc Qckly">
            <text:p>Dvnc Qckly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Brighteyed</text:p>
          </table:table-cell>
          <table:table-cell table:style-name="ce4"/>
          <table:table-cell table:style-name="ce5"/>
          <table:table-cell table:style-name="ce6" table:number-columns-repeated="3"/>
          <table:table-cell table:style-name="ce8"/>
          <table:table-cell table:style-name="ce6"/>
          <table:table-cell table:style-name="ce8"/>
          <table:table-cell table:style-name="ce6" table:number-columns-repeated="4"/>
          <table:table-cell table:style-name="ce10"/>
          <table:table-cell table:number-columns-repeated="1010"/>
        </table:table-row>
        <table:table-row table:style-name="ro1">
          <table:table-cell office:value-type="string">
            <text:p>Chain Spotlight</text:p>
          </table:table-cell>
          <table:table-cell office:value-type="float" office:value="0">
            <text:p>0</text:p>
          </table:table-cell>
          <table:table-cell table:formula="of:=[.B44]+1" office:value-type="float" office:value="1">
            <text:p>1</text:p>
          </table:table-cell>
          <table:table-cell office:value-type="string">
            <text:p>Shine</text:p>
          </table:table-cell>
          <table:table-cell office:value-type="string">
            <text:p>a</text:p>
          </table:table-cell>
          <table:table-cell table:formula="of:=SUBSTITUTE(LOWER([.D44]);[.E44];&quot;&quot;)" office:value-type="string" office:string-value="shine">
            <text:p>shine</text:p>
          </table:table-cell>
          <table:table-cell table:style-name="ce7" office:value-type="string">
            <text:p>e</text:p>
          </table:table-cell>
          <table:table-cell table:formula="of:=SUBSTITUTE(LOWER([.F44]);[.G44];&quot;&quot;)" office:value-type="string" office:string-value="shin">
            <text:p>shin</text:p>
          </table:table-cell>
          <table:table-cell table:style-name="ce7" office:value-type="string">
            <text:p>i</text:p>
          </table:table-cell>
          <table:table-cell table:formula="of:=SUBSTITUTE(LOWER([.H44]);[.I44];&quot;&quot;)" office:value-type="string" office:string-value="shn">
            <text:p>shn</text:p>
          </table:table-cell>
          <table:table-cell office:value-type="string">
            <text:p>o</text:p>
          </table:table-cell>
          <table:table-cell table:formula="of:=SUBSTITUTE(LOWER([.J44]);[.K44];&quot;&quot;)" office:value-type="string" office:string-value="shn">
            <text:p>shn</text:p>
          </table:table-cell>
          <table:table-cell office:value-type="string">
            <text:p>u</text:p>
          </table:table-cell>
          <table:table-cell table:formula="of:=PROPER(SUBSTITUTE(LOWER([.L44]);[.M44];&quot;&quot;))" office:value-type="string" office:string-value="Shn">
            <text:p>Shn</text:p>
          </table:table-cell>
          <table:table-cell table:number-columns-repeated="1010"/>
        </table:table-row>
        <table:table-row table:style-name="ro1">
          <table:table-cell office:value-type="string">
            <text:p>Banish Shadow</text:p>
          </table:table-cell>
          <table:table-cell office:value-type="float" office:value="3">
            <text:p>3</text:p>
          </table:table-cell>
          <table:table-cell table:formula="of:=[.B45]+1" office:value-type="float" office:value="4">
            <text:p>4</text:p>
          </table:table-cell>
          <table:table-cell office:value-type="string">
            <text:p>Consume shadow for illumination</text:p>
          </table:table-cell>
          <table:table-cell office:value-type="string">
            <text:p>a</text:p>
          </table:table-cell>
          <table:table-cell table:formula="of:=SUBSTITUTE(LOWER([.D45]);[.E45];&quot;&quot;)" office:value-type="string" office:string-value="consume shdow for illumintion">
            <text:p>consume shdow for illumintion</text:p>
          </table:table-cell>
          <table:table-cell table:style-name="ce7" office:value-type="string">
            <text:p>e</text:p>
          </table:table-cell>
          <table:table-cell table:formula="of:=SUBSTITUTE(LOWER([.F45]);[.G45];&quot;&quot;)" office:value-type="string" office:string-value="consum shdow for illumintion">
            <text:p>consum shdow for illumintion</text:p>
          </table:table-cell>
          <table:table-cell table:style-name="ce7" office:value-type="string">
            <text:p>i</text:p>
          </table:table-cell>
          <table:table-cell table:formula="of:=SUBSTITUTE(LOWER([.H45]);[.I45];&quot;&quot;)" office:value-type="string" office:string-value="consum shdow for llumnton">
            <text:p>consum shdow for llumnton</text:p>
          </table:table-cell>
          <table:table-cell office:value-type="string">
            <text:p>o</text:p>
          </table:table-cell>
          <table:table-cell table:formula="of:=SUBSTITUTE(LOWER([.J45]);[.K45];&quot;&quot;)" office:value-type="string" office:string-value="cnsum shdw fr llumntn">
            <text:p>cnsum shdw fr llumntn</text:p>
          </table:table-cell>
          <table:table-cell office:value-type="string">
            <text:p>u</text:p>
          </table:table-cell>
          <table:table-cell table:formula="of:=PROPER(SUBSTITUTE(LOWER([.L45]);[.M45];&quot;&quot;))" office:value-type="string" office:string-value="Cnsm Shdw Fr Llmntn">
            <text:p>Cnsm Shdw Fr Llmntn</text:p>
          </table:table-cell>
          <table:table-cell table:number-columns-repeated="1010"/>
        </table:table-row>
        <table:table-row table:style-name="ro1">
          <table:table-cell office:value-type="string">
            <text:p>Light Step</text:p>
          </table:table-cell>
          <table:table-cell office:value-type="float" office:value="5">
            <text:p>5</text:p>
          </table:table-cell>
          <table:table-cell table:formula="of:=[.B46]+1" office:value-type="float" office:value="6">
            <text:p>6</text:p>
          </table:table-cell>
          <table:table-cell office:value-type="string">
            <text:p>Transit gleaming light to far destination</text:p>
          </table:table-cell>
          <table:table-cell office:value-type="string">
            <text:p>a</text:p>
          </table:table-cell>
          <table:table-cell table:formula="of:=SUBSTITUTE(LOWER([.D46]);[.E46];&quot;&quot;)" office:value-type="string" office:string-value="trnsit gleming light to fr destintion">
            <text:p>trnsit gleming light to fr destintion</text:p>
          </table:table-cell>
          <table:table-cell table:style-name="ce7" office:value-type="string">
            <text:p>e</text:p>
          </table:table-cell>
          <table:table-cell table:formula="of:=SUBSTITUTE(LOWER([.F46]);[.G46];&quot;&quot;)" office:value-type="string" office:string-value="trnsit glming light to fr dstintion">
            <text:p>trnsit glming light to fr dstintion</text:p>
          </table:table-cell>
          <table:table-cell table:style-name="ce7" office:value-type="string">
            <text:p>i</text:p>
          </table:table-cell>
          <table:table-cell table:formula="of:=SUBSTITUTE(LOWER([.H46]);[.I46];&quot;&quot;)" office:value-type="string" office:string-value="trnst glmng lght to fr dstnton">
            <text:p>trnst glmng lght to fr dstnton</text:p>
          </table:table-cell>
          <table:table-cell office:value-type="string">
            <text:p>o</text:p>
          </table:table-cell>
          <table:table-cell table:formula="of:=SUBSTITUTE(LOWER([.J46]);[.K46];&quot;&quot;)" office:value-type="string" office:string-value="trnst glmng lght t fr dstntn">
            <text:p>trnst glmng lght t fr dstntn</text:p>
          </table:table-cell>
          <table:table-cell office:value-type="string">
            <text:p>u</text:p>
          </table:table-cell>
          <table:table-cell table:formula="of:=PROPER(SUBSTITUTE(LOWER([.L46]);[.M46];&quot;&quot;))" office:value-type="string" office:string-value="Trnst Glmng Lght T Fr Dstntn">
            <text:p>Trnst Glmng Lght T Fr Dstntn</text:p>
          </table:table-cell>
          <table:table-cell table:number-columns-repeated="1010"/>
        </table:table-row>
        <table:table-row table:style-name="ro1">
          <table:table-cell office:value-type="string">
            <text:p>Spot</text:p>
          </table:table-cell>
          <table:table-cell office:value-type="float" office:value="1">
            <text:p>1</text:p>
          </table:table-cell>
          <table:table-cell table:formula="of:=[.B47]+1" office:value-type="float" office:value="2">
            <text:p>2</text:p>
          </table:table-cell>
          <table:table-cell office:value-type="string">
            <text:p>Sense change</text:p>
          </table:table-cell>
          <table:table-cell office:value-type="string">
            <text:p>a</text:p>
          </table:table-cell>
          <table:table-cell table:formula="of:=SUBSTITUTE(LOWER([.D47]);[.E47];&quot;&quot;)" office:value-type="string" office:string-value="sense chnge">
            <text:p>sense chnge</text:p>
          </table:table-cell>
          <table:table-cell table:style-name="ce7" office:value-type="string">
            <text:p>e</text:p>
          </table:table-cell>
          <table:table-cell table:formula="of:=SUBSTITUTE(LOWER([.F47]);[.G47];&quot;&quot;)" office:value-type="string" office:string-value="sns chng">
            <text:p>sns chng</text:p>
          </table:table-cell>
          <table:table-cell table:style-name="ce7" office:value-type="string">
            <text:p>i</text:p>
          </table:table-cell>
          <table:table-cell table:formula="of:=SUBSTITUTE(LOWER([.H47]);[.I47];&quot;&quot;)" office:value-type="string" office:string-value="sns chng">
            <text:p>sns chng</text:p>
          </table:table-cell>
          <table:table-cell office:value-type="string">
            <text:p>o</text:p>
          </table:table-cell>
          <table:table-cell table:formula="of:=SUBSTITUTE(LOWER([.J47]);[.K47];&quot;&quot;)" office:value-type="string" office:string-value="sns chng">
            <text:p>sns chng</text:p>
          </table:table-cell>
          <table:table-cell office:value-type="string">
            <text:p>u</text:p>
          </table:table-cell>
          <table:table-cell table:formula="of:=PROPER(SUBSTITUTE(LOWER([.L47]);[.M47];&quot;&quot;))" office:value-type="string" office:string-value="Sns Chng">
            <text:p>Sns Chng</text:p>
          </table:table-cell>
          <table:table-cell table:number-columns-repeated="1010"/>
        </table:table-row>
        <table:table-row table:style-name="ro1">
          <table:table-cell office:value-type="string">
            <text:p>60 Movement rate</text:p>
          </table:table-cell>
          <table:table-cell office:value-type="float" office:value="1">
            <text:p>1</text:p>
          </table:table-cell>
          <table:table-cell table:formula="of:=[.B48]+1" office:value-type="float" office:value="2">
            <text:p>2</text:p>
          </table:table-cell>
          <table:table-cell office:value-type="string">
            <text:p>Advance Quickly</text:p>
          </table:table-cell>
          <table:table-cell office:value-type="string">
            <text:p>a</text:p>
          </table:table-cell>
          <table:table-cell table:formula="of:=SUBSTITUTE(LOWER([.D48]);[.E48];&quot;&quot;)" office:value-type="string" office:string-value="dvnce quickly">
            <text:p>dvnce quickly</text:p>
          </table:table-cell>
          <table:table-cell table:style-name="ce7" office:value-type="string">
            <text:p>e</text:p>
          </table:table-cell>
          <table:table-cell table:formula="of:=SUBSTITUTE(LOWER([.F48]);[.G48];&quot;&quot;)" office:value-type="string" office:string-value="dvnc quickly">
            <text:p>dvnc quickly</text:p>
          </table:table-cell>
          <table:table-cell table:style-name="ce7" office:value-type="string">
            <text:p>i</text:p>
          </table:table-cell>
          <table:table-cell table:formula="of:=SUBSTITUTE(LOWER([.H48]);[.I48];&quot;&quot;)" office:value-type="string" office:string-value="dvnc quckly">
            <text:p>dvnc quckly</text:p>
          </table:table-cell>
          <table:table-cell office:value-type="string">
            <text:p>o</text:p>
          </table:table-cell>
          <table:table-cell table:formula="of:=SUBSTITUTE(LOWER([.J48]);[.K48];&quot;&quot;)" office:value-type="string" office:string-value="dvnc quckly">
            <text:p>dvnc quckly</text:p>
          </table:table-cell>
          <table:table-cell office:value-type="string">
            <text:p>u</text:p>
          </table:table-cell>
          <table:table-cell table:formula="of:=PROPER(SUBSTITUTE(LOWER([.L48]);[.M48];&quot;&quot;))" office:value-type="string" office:string-value="Dvnc Qckly">
            <text:p>Dvnc Qckly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Ordermonger</text:p>
          </table:table-cell>
          <table:table-cell table:style-name="ce4"/>
          <table:table-cell table:style-name="ce5"/>
          <table:table-cell table:style-name="ce6" table:number-columns-repeated="3"/>
          <table:table-cell table:style-name="ce8"/>
          <table:table-cell table:style-name="ce6"/>
          <table:table-cell table:style-name="ce8"/>
          <table:table-cell table:style-name="ce6" table:number-columns-repeated="4"/>
          <table:table-cell table:style-name="ce10"/>
          <table:table-cell table:number-columns-repeated="1010"/>
        </table:table-row>
        <table:table-row table:style-name="ro1">
          <table:table-cell office:value-type="string">
            <text:p>Minor Repair</text:p>
          </table:table-cell>
          <table:table-cell office:value-type="float" office:value="0">
            <text:p>0</text:p>
          </table:table-cell>
          <table:table-cell table:formula="of:=[.B50]+1" office:value-type="float" office:value="1">
            <text:p>1</text:p>
          </table:table-cell>
          <table:table-cell office:value-type="string">
            <text:p>Tether</text:p>
          </table:table-cell>
          <table:table-cell office:value-type="string">
            <text:p>a</text:p>
          </table:table-cell>
          <table:table-cell table:formula="of:=SUBSTITUTE(LOWER([.D50]);[.E50];&quot;&quot;)" office:value-type="string" office:string-value="tether">
            <text:p>tether</text:p>
          </table:table-cell>
          <table:table-cell table:style-name="ce7" office:value-type="string">
            <text:p>e</text:p>
          </table:table-cell>
          <table:table-cell table:formula="of:=SUBSTITUTE(LOWER([.F50]);[.G50];&quot;&quot;)" office:value-type="string" office:string-value="tthr">
            <text:p>tthr</text:p>
          </table:table-cell>
          <table:table-cell table:style-name="ce7" office:value-type="string">
            <text:p>i</text:p>
          </table:table-cell>
          <table:table-cell table:formula="of:=SUBSTITUTE(LOWER([.H50]);[.I50];&quot;&quot;)" office:value-type="string" office:string-value="tthr">
            <text:p>tthr</text:p>
          </table:table-cell>
          <table:table-cell office:value-type="string">
            <text:p>o</text:p>
          </table:table-cell>
          <table:table-cell table:formula="of:=SUBSTITUTE(LOWER([.J50]);[.K50];&quot;&quot;)" office:value-type="string" office:string-value="tthr">
            <text:p>tthr</text:p>
          </table:table-cell>
          <table:table-cell office:value-type="string">
            <text:p>u</text:p>
          </table:table-cell>
          <table:table-cell table:formula="of:=PROPER(SUBSTITUTE(LOWER([.L50]);[.M50];&quot;&quot;))" office:value-type="string" office:string-value="Tthr">
            <text:p>Tthr</text:p>
          </table:table-cell>
          <table:table-cell table:number-columns-repeated="1010"/>
        </table:table-row>
        <table:table-row table:style-name="ro1">
          <table:table-cell office:value-type="string">
            <text:p>Major Repair</text:p>
          </table:table-cell>
          <table:table-cell office:value-type="float" office:value="2">
            <text:p>2</text:p>
          </table:table-cell>
          <table:table-cell table:formula="of:=[.B51]+1" office:value-type="float" office:value="3">
            <text:p>3</text:p>
          </table:table-cell>
          <table:table-cell office:value-type="string">
            <text:p>Fuse material violated</text:p>
          </table:table-cell>
          <table:table-cell office:value-type="string">
            <text:p>a</text:p>
          </table:table-cell>
          <table:table-cell table:formula="of:=SUBSTITUTE(LOWER([.D51]);[.E51];&quot;&quot;)" office:value-type="string" office:string-value="fuse mteril violted">
            <text:p>fuse mteril violted</text:p>
          </table:table-cell>
          <table:table-cell table:style-name="ce7" office:value-type="string">
            <text:p>e</text:p>
          </table:table-cell>
          <table:table-cell table:formula="of:=SUBSTITUTE(LOWER([.F51]);[.G51];&quot;&quot;)" office:value-type="string" office:string-value="fus mtril violtd">
            <text:p>fus mtril violtd</text:p>
          </table:table-cell>
          <table:table-cell table:style-name="ce7" office:value-type="string">
            <text:p>i</text:p>
          </table:table-cell>
          <table:table-cell table:formula="of:=SUBSTITUTE(LOWER([.H51]);[.I51];&quot;&quot;)" office:value-type="string" office:string-value="fus mtrl voltd">
            <text:p>fus mtrl voltd</text:p>
          </table:table-cell>
          <table:table-cell office:value-type="string">
            <text:p>o</text:p>
          </table:table-cell>
          <table:table-cell table:formula="of:=SUBSTITUTE(LOWER([.J51]);[.K51];&quot;&quot;)" office:value-type="string" office:string-value="fus mtrl vltd">
            <text:p>fus mtrl vltd</text:p>
          </table:table-cell>
          <table:table-cell office:value-type="string">
            <text:p>u</text:p>
          </table:table-cell>
          <table:table-cell table:formula="of:=PROPER(SUBSTITUTE(LOWER([.L51]);[.M51];&quot;&quot;))" office:value-type="string" office:string-value="Fs Mtrl Vltd">
            <text:p>Fs Mtrl Vltd</text:p>
          </table:table-cell>
          <table:table-cell table:number-columns-repeated="1010"/>
        </table:table-row>
        <table:table-row table:style-name="ro1">
          <table:table-cell office:value-type="string">
            <text:p>Refurbish</text:p>
          </table:table-cell>
          <table:table-cell office:value-type="float" office:value="5">
            <text:p>5</text:p>
          </table:table-cell>
          <table:table-cell table:formula="of:=[.B52]+1" office:value-type="float" office:value="6">
            <text:p>6</text:p>
          </table:table-cell>
          <table:table-cell office:value-type="string">
            <text:p>Summon knowledge ephemeral to forge Necessaries</text:p>
          </table:table-cell>
          <table:table-cell office:value-type="string">
            <text:p>a</text:p>
          </table:table-cell>
          <table:table-cell table:formula="of:=SUBSTITUTE(LOWER([.D52]);[.E52];&quot;&quot;)" office:value-type="string" office:string-value="summon knowledge ephemerl to forge necessries">
            <text:p>summon knowledge ephemerl to forge necessries</text:p>
          </table:table-cell>
          <table:table-cell table:style-name="ce7" office:value-type="string">
            <text:p>e</text:p>
          </table:table-cell>
          <table:table-cell table:formula="of:=SUBSTITUTE(LOWER([.F52]);[.G52];&quot;&quot;)" office:value-type="string" office:string-value="summon knowldg phmrl to forg ncssris">
            <text:p>summon knowldg phmrl to forg ncssris</text:p>
          </table:table-cell>
          <table:table-cell table:style-name="ce7" office:value-type="string">
            <text:p>i</text:p>
          </table:table-cell>
          <table:table-cell table:formula="of:=SUBSTITUTE(LOWER([.H52]);[.I52];&quot;&quot;)" office:value-type="string" office:string-value="summon knowldg phmrl to forg ncssrs">
            <text:p>summon knowldg phmrl to forg ncssrs</text:p>
          </table:table-cell>
          <table:table-cell office:value-type="string">
            <text:p>o</text:p>
          </table:table-cell>
          <table:table-cell table:formula="of:=SUBSTITUTE(LOWER([.J52]);[.K52];&quot;&quot;)" office:value-type="string" office:string-value="summn knwldg phmrl t frg ncssrs">
            <text:p>summn knwldg phmrl t frg ncssrs</text:p>
          </table:table-cell>
          <table:table-cell office:value-type="string">
            <text:p>u</text:p>
          </table:table-cell>
          <table:table-cell table:formula="of:=PROPER(SUBSTITUTE(LOWER([.L52]);[.M52];&quot;&quot;))" office:value-type="string" office:string-value="Smmn Knwldg Phmrl T Frg Ncssrs">
            <text:p>Smmn Knwldg Phmrl T Frg Ncssrs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Digger</text:p>
          </table:table-cell>
          <table:table-cell table:style-name="ce4"/>
          <table:table-cell table:style-name="ce5"/>
          <table:table-cell table:style-name="ce6" table:number-columns-repeated="3"/>
          <table:table-cell table:style-name="ce8"/>
          <table:table-cell table:style-name="ce6"/>
          <table:table-cell table:style-name="ce8"/>
          <table:table-cell table:style-name="ce6" table:number-columns-repeated="4"/>
          <table:table-cell table:style-name="ce10"/>
          <table:table-cell table:number-columns-repeated="1010"/>
        </table:table-row>
        <table:table-row table:style-name="ro1">
          <table:table-cell office:value-type="string">
            <text:p>Carve earth</text:p>
          </table:table-cell>
          <table:table-cell office:value-type="float" office:value="2">
            <text:p>2</text:p>
          </table:table-cell>
          <table:table-cell table:formula="of:=[.B54]+1" office:value-type="float" office:value="3">
            <text:p>3</text:p>
          </table:table-cell>
          <table:table-cell office:value-type="string">
            <text:p>Relocate Terra Firma</text:p>
          </table:table-cell>
          <table:table-cell office:value-type="string">
            <text:p>a</text:p>
          </table:table-cell>
          <table:table-cell table:formula="of:=SUBSTITUTE(LOWER([.D54]);[.E54];&quot;&quot;)" office:value-type="string" office:string-value="relocte terr firm">
            <text:p>relocte terr firm</text:p>
          </table:table-cell>
          <table:table-cell table:style-name="ce7" office:value-type="string">
            <text:p>e</text:p>
          </table:table-cell>
          <table:table-cell table:formula="of:=SUBSTITUTE(LOWER([.F54]);[.G54];&quot;&quot;)" office:value-type="string" office:string-value="rloct trr firm">
            <text:p>rloct trr firm</text:p>
          </table:table-cell>
          <table:table-cell table:style-name="ce7" office:value-type="string">
            <text:p>i</text:p>
          </table:table-cell>
          <table:table-cell table:formula="of:=SUBSTITUTE(LOWER([.H54]);[.I54];&quot;&quot;)" office:value-type="string" office:string-value="rloct trr frm">
            <text:p>rloct trr frm</text:p>
          </table:table-cell>
          <table:table-cell office:value-type="string">
            <text:p>o</text:p>
          </table:table-cell>
          <table:table-cell table:formula="of:=SUBSTITUTE(LOWER([.J54]);[.K54];&quot;&quot;)" office:value-type="string" office:string-value="rlct trr frm">
            <text:p>rlct trr frm</text:p>
          </table:table-cell>
          <table:table-cell office:value-type="string">
            <text:p>u</text:p>
          </table:table-cell>
          <table:table-cell table:formula="of:=PROPER(SUBSTITUTE(LOWER([.L54]);[.M54];&quot;&quot;))" office:value-type="string" office:string-value="Rlct Trr Frm">
            <text:p>Rlct Trr Frm</text:p>
          </table:table-cell>
          <table:table-cell table:number-columns-repeated="1010"/>
        </table:table-row>
        <table:table-row table:style-name="ro1">
          <table:table-cell office:value-type="string">
            <text:p>Change hardness</text:p>
          </table:table-cell>
          <table:table-cell office:value-type="float" office:value="2">
            <text:p>2</text:p>
          </table:table-cell>
          <table:table-cell table:formula="of:=[.B55]+1" office:value-type="float" office:value="3">
            <text:p>3</text:p>
          </table:table-cell>
          <table:table-cell office:value-type="string">
            <text:p>Exchange fire suffered</text:p>
          </table:table-cell>
          <table:table-cell office:value-type="string">
            <text:p>a</text:p>
          </table:table-cell>
          <table:table-cell table:formula="of:=SUBSTITUTE(LOWER([.D55]);[.E55];&quot;&quot;)" office:value-type="string" office:string-value="exchnge fire suffered">
            <text:p>exchnge fire suffered</text:p>
          </table:table-cell>
          <table:table-cell table:style-name="ce7" office:value-type="string">
            <text:p>e</text:p>
          </table:table-cell>
          <table:table-cell table:formula="of:=SUBSTITUTE(LOWER([.F55]);[.G55];&quot;&quot;)" office:value-type="string" office:string-value="xchng fir suffrd">
            <text:p>xchng fir suffrd</text:p>
          </table:table-cell>
          <table:table-cell table:style-name="ce7" office:value-type="string">
            <text:p>i</text:p>
          </table:table-cell>
          <table:table-cell table:formula="of:=SUBSTITUTE(LOWER([.H55]);[.I55];&quot;&quot;)" office:value-type="string" office:string-value="xchng fr suffrd">
            <text:p>xchng fr suffrd</text:p>
          </table:table-cell>
          <table:table-cell office:value-type="string">
            <text:p>o</text:p>
          </table:table-cell>
          <table:table-cell table:formula="of:=SUBSTITUTE(LOWER([.J55]);[.K55];&quot;&quot;)" office:value-type="string" office:string-value="xchng fr suffrd">
            <text:p>xchng fr suffrd</text:p>
          </table:table-cell>
          <table:table-cell office:value-type="string">
            <text:p>u</text:p>
          </table:table-cell>
          <table:table-cell table:formula="of:=PROPER(SUBSTITUTE(LOWER([.L55]);[.M55];&quot;&quot;))" office:value-type="string" office:string-value="Xchng Fr Sffrd">
            <text:p>Xchng Fr Sffrd</text:p>
          </table:table-cell>
          <table:table-cell table:number-columns-repeated="1010"/>
        </table:table-row>
        <table:table-row table:style-name="ro1">
          <table:table-cell office:value-type="string">
            <text:p>Vent Earth</text:p>
          </table:table-cell>
          <table:table-cell office:value-type="float" office:value="5">
            <text:p>5</text:p>
          </table:table-cell>
          <table:table-cell table:formula="of:=[.B56]+1" office:value-type="float" office:value="6">
            <text:p>6</text:p>
          </table:table-cell>
          <table:table-cell office:value-type="string">
            <text:p>Vanish Loose material to desired location</text:p>
          </table:table-cell>
          <table:table-cell office:value-type="string">
            <text:p>a</text:p>
          </table:table-cell>
          <table:table-cell table:formula="of:=SUBSTITUTE(LOWER([.D56]);[.E56];&quot;&quot;)" office:value-type="string" office:string-value="vnish loose mteril to desired loction">
            <text:p>vnish loose mteril to desired loction</text:p>
          </table:table-cell>
          <table:table-cell table:style-name="ce7" office:value-type="string">
            <text:p>e</text:p>
          </table:table-cell>
          <table:table-cell table:formula="of:=SUBSTITUTE(LOWER([.F56]);[.G56];&quot;&quot;)" office:value-type="string" office:string-value="vnish loos mtril to dsird loction">
            <text:p>vnish loos mtril to dsird loction</text:p>
          </table:table-cell>
          <table:table-cell table:style-name="ce7" office:value-type="string">
            <text:p>i</text:p>
          </table:table-cell>
          <table:table-cell table:formula="of:=SUBSTITUTE(LOWER([.H56]);[.I56];&quot;&quot;)" office:value-type="string" office:string-value="vnsh loos mtrl to dsrd locton">
            <text:p>vnsh loos mtrl to dsrd locton</text:p>
          </table:table-cell>
          <table:table-cell office:value-type="string">
            <text:p>o</text:p>
          </table:table-cell>
          <table:table-cell table:formula="of:=SUBSTITUTE(LOWER([.J56]);[.K56];&quot;&quot;)" office:value-type="string" office:string-value="vnsh ls mtrl t dsrd lctn">
            <text:p>vnsh ls mtrl t dsrd lctn</text:p>
          </table:table-cell>
          <table:table-cell office:value-type="string">
            <text:p>u</text:p>
          </table:table-cell>
          <table:table-cell table:formula="of:=PROPER(SUBSTITUTE(LOWER([.L56]);[.M56];&quot;&quot;))" office:value-type="string" office:string-value="Vnsh Ls Mtrl T Dsrd Lctn">
            <text:p>Vnsh Ls Mtrl T Dsrd Lctn</text:p>
          </table:table-cell>
          <table:table-cell table:number-columns-repeated="1010"/>
        </table:table-row>
        <table:table-row table:style-name="ro1">
          <table:table-cell office:value-type="string">
            <text:p>Knowledge(Architecture)</text:p>
          </table:table-cell>
          <table:table-cell office:value-type="float" office:value="1">
            <text:p>1</text:p>
          </table:table-cell>
          <table:table-cell table:formula="of:=[.B57]+1" office:value-type="float" office:value="2">
            <text:p>2</text:p>
          </table:table-cell>
          <table:table-cell office:value-type="string">
            <text:p>Laden material</text:p>
          </table:table-cell>
          <table:table-cell office:value-type="string">
            <text:p>a</text:p>
          </table:table-cell>
          <table:table-cell table:formula="of:=SUBSTITUTE(LOWER([.D57]);[.E57];&quot;&quot;)" office:value-type="string" office:string-value="lden mteril">
            <text:p>lden mteril</text:p>
          </table:table-cell>
          <table:table-cell table:style-name="ce7" office:value-type="string">
            <text:p>e</text:p>
          </table:table-cell>
          <table:table-cell table:formula="of:=SUBSTITUTE(LOWER([.F57]);[.G57];&quot;&quot;)" office:value-type="string" office:string-value="ldn mtril">
            <text:p>ldn mtril</text:p>
          </table:table-cell>
          <table:table-cell table:style-name="ce7" office:value-type="string">
            <text:p>i</text:p>
          </table:table-cell>
          <table:table-cell table:formula="of:=SUBSTITUTE(LOWER([.H57]);[.I57];&quot;&quot;)" office:value-type="string" office:string-value="ldn mtrl">
            <text:p>ldn mtrl</text:p>
          </table:table-cell>
          <table:table-cell office:value-type="string">
            <text:p>o</text:p>
          </table:table-cell>
          <table:table-cell table:formula="of:=SUBSTITUTE(LOWER([.J57]);[.K57];&quot;&quot;)" office:value-type="string" office:string-value="ldn mtrl">
            <text:p>ldn mtrl</text:p>
          </table:table-cell>
          <table:table-cell office:value-type="string">
            <text:p>u</text:p>
          </table:table-cell>
          <table:table-cell table:formula="of:=PROPER(SUBSTITUTE(LOWER([.L57]);[.M57];&quot;&quot;))" office:value-type="string" office:string-value="Ldn Mtrl">
            <text:p>Ldn Mtrl</text:p>
          </table:table-cell>
          <table:table-cell table:number-columns-repeated="1010"/>
        </table:table-row>
        <table:table-row table:style-name="ro1">
          <table:table-cell office:value-type="string">
            <text:p>Knowledge(Masonry)</text:p>
          </table:table-cell>
          <table:table-cell office:value-type="float" office:value="1">
            <text:p>1</text:p>
          </table:table-cell>
          <table:table-cell table:formula="of:=[.B58]+1" office:value-type="float" office:value="2">
            <text:p>2</text:p>
          </table:table-cell>
          <table:table-cell office:value-type="string">
            <text:p>Stone laden</text:p>
          </table:table-cell>
          <table:table-cell office:value-type="string">
            <text:p>a</text:p>
          </table:table-cell>
          <table:table-cell table:formula="of:=SUBSTITUTE(LOWER([.D58]);[.E58];&quot;&quot;)" office:value-type="string" office:string-value="stone lden">
            <text:p>stone lden</text:p>
          </table:table-cell>
          <table:table-cell table:style-name="ce7" office:value-type="string">
            <text:p>e</text:p>
          </table:table-cell>
          <table:table-cell table:formula="of:=SUBSTITUTE(LOWER([.F58]);[.G58];&quot;&quot;)" office:value-type="string" office:string-value="ston ldn">
            <text:p>ston ldn</text:p>
          </table:table-cell>
          <table:table-cell table:style-name="ce7" office:value-type="string">
            <text:p>i</text:p>
          </table:table-cell>
          <table:table-cell table:formula="of:=SUBSTITUTE(LOWER([.H58]);[.I58];&quot;&quot;)" office:value-type="string" office:string-value="ston ldn">
            <text:p>ston ldn</text:p>
          </table:table-cell>
          <table:table-cell office:value-type="string">
            <text:p>o</text:p>
          </table:table-cell>
          <table:table-cell table:formula="of:=SUBSTITUTE(LOWER([.J58]);[.K58];&quot;&quot;)" office:value-type="string" office:string-value="stn ldn">
            <text:p>stn ldn</text:p>
          </table:table-cell>
          <table:table-cell office:value-type="string">
            <text:p>u</text:p>
          </table:table-cell>
          <table:table-cell table:formula="of:=PROPER(SUBSTITUTE(LOWER([.L58]);[.M58];&quot;&quot;))" office:value-type="string" office:string-value="Stn Ldn">
            <text:p>Stn Ldn</text:p>
          </table:table-cell>
          <table:table-cell table:number-columns-repeated="1010"/>
        </table:table-row>
        <table:table-row table:style-name="ro1">
          <table:table-cell office:value-type="string">
            <text:p>Craft(Stonework)</text:p>
          </table:table-cell>
          <table:table-cell office:value-type="float" office:value="1">
            <text:p>1</text:p>
          </table:table-cell>
          <table:table-cell table:formula="of:=[.B59]+1" office:value-type="float" office:value="2">
            <text:p>2</text:p>
          </table:table-cell>
          <table:table-cell office:value-type="string">
            <text:p>Work stone</text:p>
          </table:table-cell>
          <table:table-cell office:value-type="string">
            <text:p>a</text:p>
          </table:table-cell>
          <table:table-cell table:formula="of:=SUBSTITUTE(LOWER([.D59]);[.E59];&quot;&quot;)" office:value-type="string" office:string-value="work stone">
            <text:p>work stone</text:p>
          </table:table-cell>
          <table:table-cell table:style-name="ce7" office:value-type="string">
            <text:p>e</text:p>
          </table:table-cell>
          <table:table-cell table:formula="of:=SUBSTITUTE(LOWER([.F59]);[.G59];&quot;&quot;)" office:value-type="string" office:string-value="work ston">
            <text:p>work ston</text:p>
          </table:table-cell>
          <table:table-cell table:style-name="ce7" office:value-type="string">
            <text:p>i</text:p>
          </table:table-cell>
          <table:table-cell table:formula="of:=SUBSTITUTE(LOWER([.H59]);[.I59];&quot;&quot;)" office:value-type="string" office:string-value="work ston">
            <text:p>work ston</text:p>
          </table:table-cell>
          <table:table-cell office:value-type="string">
            <text:p>o</text:p>
          </table:table-cell>
          <table:table-cell table:formula="of:=SUBSTITUTE(LOWER([.J59]);[.K59];&quot;&quot;)" office:value-type="string" office:string-value="wrk stn">
            <text:p>wrk stn</text:p>
          </table:table-cell>
          <table:table-cell office:value-type="string">
            <text:p>u</text:p>
          </table:table-cell>
          <table:table-cell table:formula="of:=PROPER(SUBSTITUTE(LOWER([.L59]);[.M59];&quot;&quot;))" office:value-type="string" office:string-value="Wrk Stn">
            <text:p>Wrk Stn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Waterflit</text:p>
          </table:table-cell>
          <table:table-cell table:style-name="ce4"/>
          <table:table-cell table:style-name="ce5"/>
          <table:table-cell table:style-name="ce6" table:number-columns-repeated="3"/>
          <table:table-cell table:style-name="ce8"/>
          <table:table-cell table:style-name="ce6"/>
          <table:table-cell table:style-name="ce8"/>
          <table:table-cell table:style-name="ce6" table:number-columns-repeated="4"/>
          <table:table-cell table:style-name="ce10"/>
          <table:table-cell table:number-columns-repeated="1010"/>
        </table:table-row>
        <table:table-row table:style-name="ro1">
          <table:table-cell office:value-type="string">
            <text:p>Purifiy Water</text:p>
          </table:table-cell>
          <table:table-cell office:value-type="float" office:value="0">
            <text:p>0</text:p>
          </table:table-cell>
          <table:table-cell table:formula="of:=[.B61]+1" office:value-type="float" office:value="1">
            <text:p>1</text:p>
          </table:table-cell>
          <table:table-cell office:value-type="string">
            <text:p>Purification</text:p>
          </table:table-cell>
          <table:table-cell office:value-type="string">
            <text:p>a</text:p>
          </table:table-cell>
          <table:table-cell table:formula="of:=SUBSTITUTE(LOWER([.D61]);[.E61];&quot;&quot;)" office:value-type="string" office:string-value="purifiction">
            <text:p>purifiction</text:p>
          </table:table-cell>
          <table:table-cell table:style-name="ce7" office:value-type="string">
            <text:p>e</text:p>
          </table:table-cell>
          <table:table-cell table:formula="of:=SUBSTITUTE(LOWER([.F61]);[.G61];&quot;&quot;)" office:value-type="string" office:string-value="purifiction">
            <text:p>purifiction</text:p>
          </table:table-cell>
          <table:table-cell table:style-name="ce7" office:value-type="string">
            <text:p>i</text:p>
          </table:table-cell>
          <table:table-cell table:formula="of:=SUBSTITUTE(LOWER([.H61]);[.I61];&quot;&quot;)" office:value-type="string" office:string-value="purfcton">
            <text:p>purfcton</text:p>
          </table:table-cell>
          <table:table-cell office:value-type="string">
            <text:p>o</text:p>
          </table:table-cell>
          <table:table-cell table:formula="of:=SUBSTITUTE(LOWER([.J61]);[.K61];&quot;&quot;)" office:value-type="string" office:string-value="purfctn">
            <text:p>purfctn</text:p>
          </table:table-cell>
          <table:table-cell office:value-type="string">
            <text:p>u</text:p>
          </table:table-cell>
          <table:table-cell table:formula="of:=PROPER(SUBSTITUTE(LOWER([.L61]);[.M61];&quot;&quot;))" office:value-type="string" office:string-value="Prfctn">
            <text:p>Prfctn</text:p>
          </table:table-cell>
          <table:table-cell table:number-columns-repeated="1010"/>
        </table:table-row>
        <table:table-row table:style-name="ro1">
          <table:table-cell office:value-type="string">
            <text:p>Dehydrate</text:p>
          </table:table-cell>
          <table:table-cell office:value-type="float" office:value="4">
            <text:p>4</text:p>
          </table:table-cell>
          <table:table-cell table:formula="of:=[.B62]+1" office:value-type="float" office:value="5">
            <text:p>5</text:p>
          </table:table-cell>
          <table:table-cell office:value-type="string">
            <text:p>Banish water from liquid material</text:p>
          </table:table-cell>
          <table:table-cell office:value-type="string">
            <text:p>a</text:p>
          </table:table-cell>
          <table:table-cell table:formula="of:=SUBSTITUTE(LOWER([.D62]);[.E62];&quot;&quot;)" office:value-type="string" office:string-value="bnish wter from liquid mteril">
            <text:p>bnish wter from liquid mteril</text:p>
          </table:table-cell>
          <table:table-cell table:style-name="ce7" office:value-type="string">
            <text:p>e</text:p>
          </table:table-cell>
          <table:table-cell table:formula="of:=SUBSTITUTE(LOWER([.F62]);[.G62];&quot;&quot;)" office:value-type="string" office:string-value="bnish wtr from liquid mtril">
            <text:p>bnish wtr from liquid mtril</text:p>
          </table:table-cell>
          <table:table-cell table:style-name="ce7" office:value-type="string">
            <text:p>i</text:p>
          </table:table-cell>
          <table:table-cell table:formula="of:=SUBSTITUTE(LOWER([.H62]);[.I62];&quot;&quot;)" office:value-type="string" office:string-value="bnsh wtr from lqud mtrl">
            <text:p>bnsh wtr from lqud mtrl</text:p>
          </table:table-cell>
          <table:table-cell office:value-type="string">
            <text:p>o</text:p>
          </table:table-cell>
          <table:table-cell table:formula="of:=SUBSTITUTE(LOWER([.J62]);[.K62];&quot;&quot;)" office:value-type="string" office:string-value="bnsh wtr frm lqud mtrl">
            <text:p>bnsh wtr frm lqud mtrl</text:p>
          </table:table-cell>
          <table:table-cell office:value-type="string">
            <text:p>u</text:p>
          </table:table-cell>
          <table:table-cell table:formula="of:=PROPER(SUBSTITUTE(LOWER([.L62]);[.M62];&quot;&quot;))" office:value-type="string" office:string-value="Bnsh Wtr Frm Lqd Mtrl">
            <text:p>Bnsh Wtr Frm Lqd Mtrl</text:p>
          </table:table-cell>
          <table:table-cell table:number-columns-repeated="1010"/>
        </table:table-row>
        <table:table-row table:style-name="ro1">
          <table:table-cell office:value-type="string">
            <text:p>Summon Clouds</text:p>
          </table:table-cell>
          <table:table-cell office:value-type="float" office:value="7">
            <text:p>7</text:p>
          </table:table-cell>
          <table:table-cell table:formula="of:=[.B63]+1" office:value-type="float" office:value="8">
            <text:p>8</text:p>
          </table:table-cell>
          <table:table-cell office:value-type="string">
            <text:p>Call forth water high above from elemental source</text:p>
          </table:table-cell>
          <table:table-cell office:value-type="string">
            <text:p>a</text:p>
          </table:table-cell>
          <table:table-cell table:formula="of:=SUBSTITUTE(LOWER([.D63]);[.E63];&quot;&quot;)" office:value-type="string" office:string-value="cll forth wter high bove from elementl source">
            <text:p>cll forth wter high bove from elementl source</text:p>
          </table:table-cell>
          <table:table-cell table:style-name="ce7" office:value-type="string">
            <text:p>e</text:p>
          </table:table-cell>
          <table:table-cell table:formula="of:=SUBSTITUTE(LOWER([.F63]);[.G63];&quot;&quot;)" office:value-type="string" office:string-value="cll forth wtr high bov from lmntl sourc">
            <text:p>cll forth wtr high bov from lmntl sourc</text:p>
          </table:table-cell>
          <table:table-cell table:style-name="ce7" office:value-type="string">
            <text:p>i</text:p>
          </table:table-cell>
          <table:table-cell table:formula="of:=SUBSTITUTE(LOWER([.H63]);[.I63];&quot;&quot;)" office:value-type="string" office:string-value="cll forth wtr hgh bov from lmntl sourc">
            <text:p>cll forth wtr hgh bov from lmntl sourc</text:p>
          </table:table-cell>
          <table:table-cell office:value-type="string">
            <text:p>o</text:p>
          </table:table-cell>
          <table:table-cell table:formula="of:=SUBSTITUTE(LOWER([.J63]);[.K63];&quot;&quot;)" office:value-type="string" office:string-value="cll frth wtr hgh bv frm lmntl surc">
            <text:p>cll frth wtr hgh bv frm lmntl surc</text:p>
          </table:table-cell>
          <table:table-cell office:value-type="string">
            <text:p>u</text:p>
          </table:table-cell>
          <table:table-cell table:formula="of:=PROPER(SUBSTITUTE(LOWER([.L63]);[.M63];&quot;&quot;))" office:value-type="string" office:string-value="Cll Frth Wtr Hgh Bv Frm Lmntl Src">
            <text:p>Cll Frth Wtr Hgh Bv Frm Lmntl Src</text:p>
          </table:table-cell>
          <table:table-cell table:number-columns-repeated="1010"/>
        </table:table-row>
        <table:table-row table:style-name="ro1">
          <table:table-cell office:value-type="string">
            <text:p>Swim 20</text:p>
          </table:table-cell>
          <table:table-cell office:value-type="float" office:value="4">
            <text:p>4</text:p>
          </table:table-cell>
          <table:table-cell table:formula="of:=[.B64]+1" office:value-type="float" office:value="5">
            <text:p>5</text:p>
          </table:table-cell>
          <table:table-cell office:value-type="string">
            <text:p>Move through water like fish</text:p>
          </table:table-cell>
          <table:table-cell office:value-type="string">
            <text:p>a</text:p>
          </table:table-cell>
          <table:table-cell table:formula="of:=SUBSTITUTE(LOWER([.D64]);[.E64];&quot;&quot;)" office:value-type="string" office:string-value="move through wter like fish">
            <text:p>move through wter like fish</text:p>
          </table:table-cell>
          <table:table-cell table:style-name="ce7" office:value-type="string">
            <text:p>e</text:p>
          </table:table-cell>
          <table:table-cell table:formula="of:=SUBSTITUTE(LOWER([.F64]);[.G64];&quot;&quot;)" office:value-type="string" office:string-value="mov through wtr lik fish">
            <text:p>mov through wtr lik fish</text:p>
          </table:table-cell>
          <table:table-cell table:style-name="ce7" office:value-type="string">
            <text:p>i</text:p>
          </table:table-cell>
          <table:table-cell table:formula="of:=SUBSTITUTE(LOWER([.H64]);[.I64];&quot;&quot;)" office:value-type="string" office:string-value="mov through wtr lk fsh">
            <text:p>mov through wtr lk fsh</text:p>
          </table:table-cell>
          <table:table-cell office:value-type="string">
            <text:p>o</text:p>
          </table:table-cell>
          <table:table-cell table:formula="of:=SUBSTITUTE(LOWER([.J64]);[.K64];&quot;&quot;)" office:value-type="string" office:string-value="mv thrugh wtr lk fsh">
            <text:p>mv thrugh wtr lk fsh</text:p>
          </table:table-cell>
          <table:table-cell office:value-type="string">
            <text:p>u</text:p>
          </table:table-cell>
          <table:table-cell table:formula="of:=PROPER(SUBSTITUTE(LOWER([.L64]);[.M64];&quot;&quot;))" office:value-type="string" office:string-value="Mv Thrgh Wtr Lk Fsh">
            <text:p>Mv Thrgh Wtr Lk Fsh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Whisper</text:p>
          </table:table-cell>
          <table:table-cell table:style-name="ce4"/>
          <table:table-cell table:style-name="ce5"/>
          <table:table-cell table:style-name="ce6" table:number-columns-repeated="3"/>
          <table:table-cell table:style-name="ce8"/>
          <table:table-cell table:style-name="ce6"/>
          <table:table-cell table:style-name="ce8"/>
          <table:table-cell table:style-name="ce6" table:number-columns-repeated="4"/>
          <table:table-cell table:style-name="ce10"/>
          <table:table-cell table:number-columns-repeated="1010"/>
        </table:table-row>
        <table:table-row table:style-name="ro1">
          <table:table-cell office:value-type="string">
            <text:p>Read Animal Memories</text:p>
          </table:table-cell>
          <table:table-cell office:value-type="float" office:value="1">
            <text:p>1</text:p>
          </table:table-cell>
          <table:table-cell table:formula="of:=[.B66]+1" office:value-type="float" office:value="2">
            <text:p>2</text:p>
          </table:table-cell>
          <table:table-cell office:value-type="string">
            <text:p>Observe memory</text:p>
          </table:table-cell>
          <table:table-cell office:value-type="string">
            <text:p>a</text:p>
          </table:table-cell>
          <table:table-cell table:formula="of:=SUBSTITUTE(LOWER([.D66]);[.E66];&quot;&quot;)" office:value-type="string" office:string-value="observe memory">
            <text:p>observe memory</text:p>
          </table:table-cell>
          <table:table-cell table:style-name="ce7" office:value-type="string">
            <text:p>e</text:p>
          </table:table-cell>
          <table:table-cell table:formula="of:=SUBSTITUTE(LOWER([.F66]);[.G66];&quot;&quot;)" office:value-type="string" office:string-value="obsrv mmory">
            <text:p>obsrv mmory</text:p>
          </table:table-cell>
          <table:table-cell table:style-name="ce7" office:value-type="string">
            <text:p>i</text:p>
          </table:table-cell>
          <table:table-cell table:formula="of:=SUBSTITUTE(LOWER([.H66]);[.I66];&quot;&quot;)" office:value-type="string" office:string-value="obsrv mmory">
            <text:p>obsrv mmory</text:p>
          </table:table-cell>
          <table:table-cell office:value-type="string">
            <text:p>o</text:p>
          </table:table-cell>
          <table:table-cell table:formula="of:=SUBSTITUTE(LOWER([.J66]);[.K66];&quot;&quot;)" office:value-type="string" office:string-value="bsrv mmry">
            <text:p>bsrv mmry</text:p>
          </table:table-cell>
          <table:table-cell office:value-type="string">
            <text:p>u</text:p>
          </table:table-cell>
          <table:table-cell table:formula="of:=PROPER(SUBSTITUTE(LOWER([.L66]);[.M66];&quot;&quot;))" office:value-type="string" office:string-value="Bsrv Mmry">
            <text:p>Bsrv Mmry</text:p>
          </table:table-cell>
          <table:table-cell table:number-columns-repeated="1010"/>
        </table:table-row>
        <table:table-row table:style-name="ro1">
          <table:table-cell office:value-type="string">
            <text:p>Breadcrumbs</text:p>
          </table:table-cell>
          <table:table-cell office:value-type="float" office:value="6">
            <text:p>6</text:p>
          </table:table-cell>
          <table:table-cell table:formula="of:=[.B67]+1" office:value-type="float" office:value="7">
            <text:p>7</text:p>
          </table:table-cell>
          <table:table-cell office:value-type="string">
            <text:p>Follow nature's trail along damaged plant life</text:p>
          </table:table-cell>
          <table:table-cell office:value-type="string">
            <text:p>a</text:p>
          </table:table-cell>
          <table:table-cell table:formula="of:=SUBSTITUTE(LOWER([.D67]);[.E67];&quot;&quot;)" office:value-type="string" office:string-value="follow nture's tril long dmged plnt life">
            <text:p>follow nture's tril long dmged plnt life</text:p>
          </table:table-cell>
          <table:table-cell table:style-name="ce7" office:value-type="string">
            <text:p>e</text:p>
          </table:table-cell>
          <table:table-cell table:formula="of:=SUBSTITUTE(LOWER([.F67]);[.G67];&quot;&quot;)" office:value-type="string" office:string-value="follow ntur's tril long dmgd plnt lif">
            <text:p>follow ntur's tril long dmgd plnt lif</text:p>
          </table:table-cell>
          <table:table-cell table:style-name="ce7" office:value-type="string">
            <text:p>i</text:p>
          </table:table-cell>
          <table:table-cell table:formula="of:=SUBSTITUTE(LOWER([.H67]);[.I67];&quot;&quot;)" office:value-type="string" office:string-value="follow ntur's trl long dmgd plnt lf">
            <text:p>follow ntur's trl long dmgd plnt lf</text:p>
          </table:table-cell>
          <table:table-cell office:value-type="string">
            <text:p>o</text:p>
          </table:table-cell>
          <table:table-cell table:formula="of:=SUBSTITUTE(LOWER([.J67]);[.K67];&quot;&quot;)" office:value-type="string" office:string-value="fllw ntur's trl lng dmgd plnt lf">
            <text:p>fllw ntur's trl lng dmgd plnt lf</text:p>
          </table:table-cell>
          <table:table-cell office:value-type="string">
            <text:p>u</text:p>
          </table:table-cell>
          <table:table-cell table:formula="of:=PROPER(SUBSTITUTE(LOWER([.L67]);[.M67];&quot;&quot;))" office:value-type="string" office:string-value="Fllw Ntr'S Trl Lng Dmgd Plnt Lf">
            <text:p>Fllw Ntr'S Trl Lng Dmgd Plnt Lf</text:p>
          </table:table-cell>
          <table:table-cell table:number-columns-repeated="1010"/>
        </table:table-row>
        <table:table-row table:style-name="ro1">
          <table:table-cell office:value-type="string">
            <text:p>Loan Competence</text:p>
          </table:table-cell>
          <table:table-cell office:value-type="float" office:value="5">
            <text:p>5</text:p>
          </table:table-cell>
          <table:table-cell table:formula="of:=[.B68]+1" office:value-type="float" office:value="6">
            <text:p>6</text:p>
          </table:table-cell>
          <table:table-cell office:value-type="string">
            <text:p>Inside the mind called self of we</text:p>
          </table:table-cell>
          <table:table-cell office:value-type="string">
            <text:p>a</text:p>
          </table:table-cell>
          <table:table-cell table:formula="of:=SUBSTITUTE(LOWER([.D68]);[.E68];&quot;&quot;)" office:value-type="string" office:string-value="inside the mind clled self of we">
            <text:p>inside the mind clled self of we</text:p>
          </table:table-cell>
          <table:table-cell table:style-name="ce7" office:value-type="string">
            <text:p>e</text:p>
          </table:table-cell>
          <table:table-cell table:formula="of:=SUBSTITUTE(LOWER([.F68]);[.G68];&quot;&quot;)" office:value-type="string" office:string-value="insid th mind clld slf of w">
            <text:p>insid th mind clld slf of w</text:p>
          </table:table-cell>
          <table:table-cell table:style-name="ce7" office:value-type="string">
            <text:p>i</text:p>
          </table:table-cell>
          <table:table-cell table:formula="of:=SUBSTITUTE(LOWER([.H68]);[.I68];&quot;&quot;)" office:value-type="string" office:string-value="nsd th mnd clld slf of w">
            <text:p>nsd th mnd clld slf of w</text:p>
          </table:table-cell>
          <table:table-cell office:value-type="string">
            <text:p>o</text:p>
          </table:table-cell>
          <table:table-cell table:formula="of:=SUBSTITUTE(LOWER([.J68]);[.K68];&quot;&quot;)" office:value-type="string" office:string-value="nsd th mnd clld slf f w">
            <text:p>nsd th mnd clld slf f w</text:p>
          </table:table-cell>
          <table:table-cell office:value-type="string">
            <text:p>u</text:p>
          </table:table-cell>
          <table:table-cell table:formula="of:=PROPER(SUBSTITUTE(LOWER([.L68]);[.M68];&quot;&quot;))" office:value-type="string" office:string-value="Nsd Th Mnd Clld Slf F W">
            <text:p>Nsd Th Mnd Clld Slf F W</text:p>
          </table:table-cell>
          <table:table-cell table:number-columns-repeated="1010"/>
        </table:table-row>
        <table:table-row table:style-name="ro1">
          <table:table-cell office:value-type="string">
            <text:p>Knowledge(nature)</text:p>
          </table:table-cell>
          <table:table-cell office:value-type="float" office:value="2">
            <text:p>2</text:p>
          </table:table-cell>
          <table:table-cell table:formula="of:=[.B69]+1" office:value-type="float" office:value="3">
            <text:p>3</text:p>
          </table:table-cell>
          <table:table-cell office:value-type="string">
            <text:p>Nature wanders eternal</text:p>
          </table:table-cell>
          <table:table-cell office:value-type="string">
            <text:p>a</text:p>
          </table:table-cell>
          <table:table-cell table:formula="of:=SUBSTITUTE(LOWER([.D69]);[.E69];&quot;&quot;)" office:value-type="string" office:string-value="nture wnders eternl">
            <text:p>nture wnders eternl</text:p>
          </table:table-cell>
          <table:table-cell table:style-name="ce7" office:value-type="string">
            <text:p>e</text:p>
          </table:table-cell>
          <table:table-cell table:formula="of:=SUBSTITUTE(LOWER([.F69]);[.G69];&quot;&quot;)" office:value-type="string" office:string-value="ntur wndrs trnl">
            <text:p>ntur wndrs trnl</text:p>
          </table:table-cell>
          <table:table-cell table:style-name="ce7" office:value-type="string">
            <text:p>i</text:p>
          </table:table-cell>
          <table:table-cell table:formula="of:=SUBSTITUTE(LOWER([.H69]);[.I69];&quot;&quot;)" office:value-type="string" office:string-value="ntur wndrs trnl">
            <text:p>ntur wndrs trnl</text:p>
          </table:table-cell>
          <table:table-cell office:value-type="string">
            <text:p>o</text:p>
          </table:table-cell>
          <table:table-cell table:formula="of:=SUBSTITUTE(LOWER([.J69]);[.K69];&quot;&quot;)" office:value-type="string" office:string-value="ntur wndrs trnl">
            <text:p>ntur wndrs trnl</text:p>
          </table:table-cell>
          <table:table-cell office:value-type="string">
            <text:p>u</text:p>
          </table:table-cell>
          <table:table-cell table:formula="of:=PROPER(SUBSTITUTE(LOWER([.L69]);[.M69];&quot;&quot;))" office:value-type="string" office:string-value="Ntr Wndrs Trnl">
            <text:p>Ntr Wndrs Trnl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Firebug</text:p>
          </table:table-cell>
          <table:table-cell table:style-name="ce4"/>
          <table:table-cell table:style-name="ce5"/>
          <table:table-cell table:style-name="ce6" table:number-columns-repeated="3"/>
          <table:table-cell table:style-name="ce8"/>
          <table:table-cell table:style-name="ce6"/>
          <table:table-cell table:style-name="ce8"/>
          <table:table-cell table:style-name="ce6" table:number-columns-repeated="4"/>
          <table:table-cell table:style-name="ce10"/>
          <table:table-cell table:number-columns-repeated="1010"/>
        </table:table-row>
        <table:table-row table:style-name="ro1">
          <table:table-cell office:value-type="string">
            <text:p>Extinguish</text:p>
          </table:table-cell>
          <table:table-cell office:value-type="float" office:value="3">
            <text:p>3</text:p>
          </table:table-cell>
          <table:table-cell table:formula="of:=[.B71]+1" office:value-type="float" office:value="4">
            <text:p>4</text:p>
          </table:table-cell>
          <table:table-cell office:value-type="string">
            <text:p>Banish fire against reality</text:p>
          </table:table-cell>
          <table:table-cell office:value-type="string">
            <text:p>a</text:p>
          </table:table-cell>
          <table:table-cell table:formula="of:=SUBSTITUTE(LOWER([.D71]);[.E71];&quot;&quot;)" office:value-type="string" office:string-value="bnish fire ginst relity">
            <text:p>bnish fire ginst relity</text:p>
          </table:table-cell>
          <table:table-cell table:style-name="ce7" office:value-type="string">
            <text:p>e</text:p>
          </table:table-cell>
          <table:table-cell table:formula="of:=SUBSTITUTE(LOWER([.F71]);[.G71];&quot;&quot;)" office:value-type="string" office:string-value="bnish fir ginst rlity">
            <text:p>bnish fir ginst rlity</text:p>
          </table:table-cell>
          <table:table-cell table:style-name="ce7" office:value-type="string">
            <text:p>i</text:p>
          </table:table-cell>
          <table:table-cell table:formula="of:=SUBSTITUTE(LOWER([.H71]);[.I71];&quot;&quot;)" office:value-type="string" office:string-value="bnsh fr gnst rlty">
            <text:p>bnsh fr gnst rlty</text:p>
          </table:table-cell>
          <table:table-cell office:value-type="string">
            <text:p>o</text:p>
          </table:table-cell>
          <table:table-cell table:formula="of:=SUBSTITUTE(LOWER([.J71]);[.K71];&quot;&quot;)" office:value-type="string" office:string-value="bnsh fr gnst rlty">
            <text:p>bnsh fr gnst rlty</text:p>
          </table:table-cell>
          <table:table-cell office:value-type="string">
            <text:p>u</text:p>
          </table:table-cell>
          <table:table-cell table:formula="of:=PROPER(SUBSTITUTE(LOWER([.L71]);[.M71];&quot;&quot;))" office:value-type="string" office:string-value="Bnsh Fr Gnst Rlty">
            <text:p>Bnsh Fr Gnst Rlty</text:p>
          </table:table-cell>
          <table:table-cell table:number-columns-repeated="1010"/>
        </table:table-row>
        <table:table-row table:style-name="ro1">
          <table:table-cell office:value-type="string">
            <text:p>Scorch Earth</text:p>
          </table:table-cell>
          <table:table-cell office:value-type="float" office:value="7">
            <text:p>7</text:p>
          </table:table-cell>
          <table:table-cell table:formula="of:=[.B72]+1" office:value-type="float" office:value="8">
            <text:p>8</text:p>
          </table:table-cell>
          <table:table-cell office:value-type="string">
            <text:p>Conflagration within material that fire perceives easily consumed</text:p>
          </table:table-cell>
          <table:table-cell office:value-type="string">
            <text:p>a</text:p>
          </table:table-cell>
          <table:table-cell table:formula="of:=SUBSTITUTE(LOWER([.D72]);[.E72];&quot;&quot;)" office:value-type="string" office:string-value="conflgrtion within mteril tht fire perceives esily consumed">
            <text:p>conflgrtion within mteril tht fire perceives esily consumed</text:p>
          </table:table-cell>
          <table:table-cell table:style-name="ce7" office:value-type="string">
            <text:p>e</text:p>
          </table:table-cell>
          <table:table-cell table:formula="of:=SUBSTITUTE(LOWER([.F72]);[.G72];&quot;&quot;)" office:value-type="string" office:string-value="conflgrtion within mtril tht fir prcivs sily consumd">
            <text:p>conflgrtion within mtril tht fir prcivs sily consumd</text:p>
          </table:table-cell>
          <table:table-cell table:style-name="ce7" office:value-type="string">
            <text:p>i</text:p>
          </table:table-cell>
          <table:table-cell table:formula="of:=SUBSTITUTE(LOWER([.H72]);[.I72];&quot;&quot;)" office:value-type="string" office:string-value="conflgrton wthn mtrl tht fr prcvs sly consumd">
            <text:p>conflgrton wthn mtrl tht fr prcvs sly consumd</text:p>
          </table:table-cell>
          <table:table-cell office:value-type="string">
            <text:p>o</text:p>
          </table:table-cell>
          <table:table-cell table:formula="of:=SUBSTITUTE(LOWER([.J72]);[.K72];&quot;&quot;)" office:value-type="string" office:string-value="cnflgrtn wthn mtrl tht fr prcvs sly cnsumd">
            <text:p>cnflgrtn wthn mtrl tht fr prcvs sly cnsumd</text:p>
          </table:table-cell>
          <table:table-cell office:value-type="string">
            <text:p>u</text:p>
          </table:table-cell>
          <table:table-cell table:formula="of:=PROPER(SUBSTITUTE(LOWER([.L72]);[.M72];&quot;&quot;))" office:value-type="string" office:string-value="Cnflgrtn Wthn Mtrl Tht Fr Prcvs Sly Cnsmd">
            <text:p>Cnflgrtn Wthn Mtrl Tht Fr Prcvs Sly Cnsmd</text:p>
          </table:table-cell>
          <table:table-cell table:number-columns-repeated="1010"/>
        </table:table-row>
        <table:table-row table:style-name="ro1">
          <table:table-cell office:value-type="string">
            <text:p>Rainshot</text:p>
          </table:table-cell>
          <table:table-cell office:value-type="float" office:value="9">
            <text:p>9</text:p>
          </table:table-cell>
          <table:table-cell table:formula="of:=[.B73]+1" office:value-type="float" office:value="10">
            <text:p>10</text:p>
          </table:table-cell>
          <table:table-cell office:value-type="string">
            <text:p>Water of land Water of self water of Sky Emerge</text:p>
          </table:table-cell>
          <table:table-cell office:value-type="string">
            <text:p>a</text:p>
          </table:table-cell>
          <table:table-cell table:formula="of:=SUBSTITUTE(LOWER([.D73]);[.E73];&quot;&quot;)" office:value-type="string" office:string-value="wter of lnd wter of self wter of sky emerge">
            <text:p>wter of lnd wter of self wter of sky emerge</text:p>
          </table:table-cell>
          <table:table-cell table:style-name="ce7" office:value-type="string">
            <text:p>e</text:p>
          </table:table-cell>
          <table:table-cell table:formula="of:=SUBSTITUTE(LOWER([.F73]);[.G73];&quot;&quot;)" office:value-type="string" office:string-value="wtr of lnd wtr of slf wtr of sky mrg">
            <text:p>wtr of lnd wtr of slf wtr of sky mrg</text:p>
          </table:table-cell>
          <table:table-cell table:style-name="ce7" office:value-type="string">
            <text:p>i</text:p>
          </table:table-cell>
          <table:table-cell table:formula="of:=SUBSTITUTE(LOWER([.H73]);[.I73];&quot;&quot;)" office:value-type="string" office:string-value="wtr of lnd wtr of slf wtr of sky mrg">
            <text:p>wtr of lnd wtr of slf wtr of sky mrg</text:p>
          </table:table-cell>
          <table:table-cell office:value-type="string">
            <text:p>o</text:p>
          </table:table-cell>
          <table:table-cell table:formula="of:=SUBSTITUTE(LOWER([.J73]);[.K73];&quot;&quot;)" office:value-type="string" office:string-value="wtr f lnd wtr f slf wtr f sky mrg">
            <text:p>wtr f lnd wtr f slf wtr f sky mrg</text:p>
          </table:table-cell>
          <table:table-cell office:value-type="string">
            <text:p>u</text:p>
          </table:table-cell>
          <table:table-cell table:formula="of:=PROPER(SUBSTITUTE(LOWER([.L73]);[.M73];&quot;&quot;))" office:value-type="string" office:string-value="Wtr F Lnd Wtr F Slf Wtr F Sky Mrg">
            <text:p>Wtr F Lnd Wtr F Slf Wtr F Sky Mrg</text:p>
          </table:table-cell>
          <table:table-cell table:number-columns-repeated="1010"/>
        </table:table-row>
        <table:table-row table:style-name="ro1">
          <table:table-cell office:value-type="string">
            <text:p>Resist Fire 10</text:p>
          </table:table-cell>
          <table:table-cell office:value-type="float" office:value="2">
            <text:p>2</text:p>
          </table:table-cell>
          <table:table-cell table:formula="of:=[.B74]+1" office:value-type="float" office:value="3">
            <text:p>3</text:p>
          </table:table-cell>
          <table:table-cell office:value-type="string">
            <text:p>Cold as Glacier</text:p>
          </table:table-cell>
          <table:table-cell office:value-type="string">
            <text:p>a</text:p>
          </table:table-cell>
          <table:table-cell table:formula="of:=SUBSTITUTE(LOWER([.D74]);[.E74];&quot;&quot;)" office:value-type="string" office:string-value="cold s glcier">
            <text:p>cold s glcier</text:p>
          </table:table-cell>
          <table:table-cell table:style-name="ce7" office:value-type="string">
            <text:p>e</text:p>
          </table:table-cell>
          <table:table-cell table:formula="of:=SUBSTITUTE(LOWER([.F74]);[.G74];&quot;&quot;)" office:value-type="string" office:string-value="cold s glcir">
            <text:p>cold s glcir</text:p>
          </table:table-cell>
          <table:table-cell table:style-name="ce7" office:value-type="string">
            <text:p>i</text:p>
          </table:table-cell>
          <table:table-cell table:formula="of:=SUBSTITUTE(LOWER([.H74]);[.I74];&quot;&quot;)" office:value-type="string" office:string-value="cold s glcr">
            <text:p>cold s glcr</text:p>
          </table:table-cell>
          <table:table-cell office:value-type="string">
            <text:p>o</text:p>
          </table:table-cell>
          <table:table-cell table:formula="of:=SUBSTITUTE(LOWER([.J74]);[.K74];&quot;&quot;)" office:value-type="string" office:string-value="cld s glcr">
            <text:p>cld s glcr</text:p>
          </table:table-cell>
          <table:table-cell office:value-type="string">
            <text:p>u</text:p>
          </table:table-cell>
          <table:table-cell table:formula="of:=PROPER(SUBSTITUTE(LOWER([.L74]);[.M74];&quot;&quot;))" office:value-type="string" office:string-value="Cld S Glcr">
            <text:p>Cld S Glcr</text:p>
          </table:table-cell>
          <table:table-cell table:number-columns-repeated="1010"/>
        </table:table-row>
        <table:table-row table:style-name="ro1" table:number-rows-repeated="6546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Bitstream Vera Sans Mono" svg:font-family="'Bitstream Vera Sans Mono', Cumberland" style:font-family-generic="swiss"/>
    <style:font-face style:name="monofur" svg:font-family="monofur" style:font-family-generic="modern" style:font-pitch="fixed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29">06/29/2009</text:date>, <text:time>23:12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21T17:36:27.39</meta:creation-date>
    <dc:date>2009-06-29T23:12:09.73</dc:date>
    <meta:editing-duration>PT05H44M11S</meta:editing-duration>
    <meta:editing-cycles>7</meta:editing-cycles>
    <meta:generator>OpenOffice.org/3.1$Win32 OpenOffice.org_project/310m11$Build-9399</meta:generator>
    <meta:document-statistic meta:table-count="1" meta:cell-count="816" meta:object-count="0"/>
  </office:meta>
</office:document-meta>
</file>